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90000004F06FA9A01.jpg" manifest:media-type="image/jpeg"/>
  <manifest:file-entry manifest:full-path="Pictures/10000201000004A1000009C409749182.png" manifest:media-type="image/png"/>
  <manifest:file-entry manifest:full-path="Pictures/1000020100000139000000D528C7A283.png" manifest:media-type="image/png"/>
  <manifest:file-entry manifest:full-path="Pictures/1000020100000199000001EBA475E3E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StarSymbol1"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2" style:family="table">
      <style:table-properties style:width="16.32cm" table:align="left" style:writing-mode="lr-tb"/>
    </style:style>
    <style:style style:name="Tabla2.A" style:family="table-column">
      <style:table-column-properties style:column-width="2.519cm"/>
    </style:style>
    <style:style style:name="Tabla2.B" style:family="table-column">
      <style:table-column-properties style:column-width="5.376cm"/>
    </style:style>
    <style:style style:name="Tabla2.C" style:family="table-column">
      <style:table-column-properties style:column-width="2.752cm"/>
    </style:style>
    <style:style style:name="Tabla2.D" style:family="table-column">
      <style:table-column-properties style:column-width="5.673cm"/>
    </style:style>
    <style:style style:name="Tabla2.1" style:family="table-row">
      <style:table-row-properties fo:background-color="#e0c58b">
        <style:background-image/>
      </style:table-row-properties>
    </style:style>
    <style:style style:name="Tabla2.A1" style:family="table-cell">
      <style:table-cell-properties style:vertical-align="middle" fo:background-color="#c0c0c0" fo:padding="0.106cm" fo:border-left="1pt solid #999999" fo:border-right="none" fo:border-top="1pt solid #999999" fo:border-bottom="1pt solid #999999">
        <style:background-image/>
      </style:table-cell-properties>
    </style:style>
    <style:style style:name="Tabla2.C1" style:family="table-cell">
      <style:table-cell-properties style:vertical-align="middle" fo:background-color="#c0c0c0" fo:padding="0.106cm" fo:border-left="2.5pt solid #000080" fo:border-right="none" fo:border-top="1pt solid #999999" fo:border-bottom="1pt solid #999999">
        <style:background-image/>
      </style:table-cell-properties>
    </style:style>
    <style:style style:name="Tabla2.D1" style:family="table-cell">
      <style:table-cell-properties style:vertical-align="middle" fo:background-color="#c0c0c0" fo:padding="0.106cm" fo:border="1pt solid #999999">
        <style:background-image/>
      </style:table-cell-properties>
    </style:style>
    <style:style style:name="Tabla2.A2" style:family="table-cell">
      <style:table-cell-properties style:vertical-align="middle" fo:padding="0.106cm" fo:border-left="1pt solid #999999" fo:border-right="none" fo:border-top="none" fo:border-bottom="1pt solid #999999"/>
    </style:style>
    <style:style style:name="Tabla2.B2" style:family="table-cell">
      <style:table-cell-properties style:vertical-align="middle" fo:padding="0.106cm" fo:border-left="1pt solid #999999" fo:border-right="none" fo:border-top="none" fo:border-bottom="1pt solid #999999"/>
    </style:style>
    <style:style style:name="Tabla2.C2" style:family="table-cell">
      <style:table-cell-properties style:vertical-align="middle" fo:padding="0.106cm" fo:border-left="2.5pt solid #000080" fo:border-right="none" fo:border-top="none" fo:border-bottom="1pt solid #999999"/>
    </style:style>
    <style:style style:name="Tabla2.D2" style:family="table-cell">
      <style:table-cell-properties style:vertical-align="middle" fo:padding="0.106cm" fo:border-left="1pt solid #999999" fo:border-right="1pt solid #999999" fo:border-top="none" fo:border-bottom="1pt solid #999999"/>
    </style:style>
    <style:style style:name="Tabla2.A3" style:family="table-cell">
      <style:table-cell-properties style:vertical-align="middle" fo:padding="0.106cm" fo:border-left="1pt solid #999999" fo:border-right="none" fo:border-top="none" fo:border-bottom="1pt solid #999999"/>
    </style:style>
    <style:style style:name="Tabla2.B3" style:family="table-cell">
      <style:table-cell-properties style:vertical-align="middle" fo:padding="0.106cm" fo:border-left="1pt solid #999999" fo:border-right="none" fo:border-top="none" fo:border-bottom="1pt solid #999999"/>
    </style:style>
    <style:style style:name="Tabla2.C3" style:family="table-cell">
      <style:table-cell-properties style:vertical-align="middle" fo:padding="0.106cm" fo:border-left="2.5pt solid #000080" fo:border-right="none" fo:border-top="none" fo:border-bottom="1pt solid #999999"/>
    </style:style>
    <style:style style:name="Tabla2.D3" style:family="table-cell">
      <style:table-cell-properties style:vertical-align="middle" fo:padding="0.106cm" fo:border-left="1pt solid #999999" fo:border-right="1pt solid #999999" fo:border-top="none" fo:border-bottom="1pt solid #999999"/>
    </style:style>
    <style:style style:name="Tabla2.A4" style:family="table-cell">
      <style:table-cell-properties style:vertical-align="middle" fo:padding="0.106cm" fo:border-left="1pt solid #999999" fo:border-right="none" fo:border-top="none" fo:border-bottom="1pt solid #999999"/>
    </style:style>
    <style:style style:name="Tabla2.B4" style:family="table-cell">
      <style:table-cell-properties style:vertical-align="middle" fo:padding="0.106cm" fo:border-left="1pt solid #999999" fo:border-right="none" fo:border-top="none" fo:border-bottom="1pt solid #999999"/>
    </style:style>
    <style:style style:name="Tabla2.C4" style:family="table-cell">
      <style:table-cell-properties style:vertical-align="middle" fo:padding="0.106cm" fo:border-left="2.5pt solid #000080" fo:border-right="none" fo:border-top="none" fo:border-bottom="1pt solid #999999"/>
    </style:style>
    <style:style style:name="Tabla2.D4" style:family="table-cell">
      <style:table-cell-properties style:vertical-align="middle" fo:padding="0.106cm" fo:border-left="1pt solid #999999" fo:border-right="1pt solid #999999" fo:border-top="none" fo:border-bottom="1pt solid #999999"/>
    </style:style>
    <style:style style:name="Tabla2.A5" style:family="table-cell">
      <style:table-cell-properties style:vertical-align="middle" fo:padding="0.106cm" fo:border-left="1pt solid #999999" fo:border-right="none" fo:border-top="none" fo:border-bottom="1pt solid #999999"/>
    </style:style>
    <style:style style:name="Tabla2.B5" style:family="table-cell">
      <style:table-cell-properties style:vertical-align="middle" fo:padding="0.106cm" fo:border-left="1pt solid #999999" fo:border-right="none" fo:border-top="none" fo:border-bottom="1pt solid #999999"/>
    </style:style>
    <style:style style:name="Tabla2.C5" style:family="table-cell">
      <style:table-cell-properties style:vertical-align="middle" fo:padding="0.106cm" fo:border-left="2.5pt solid #000080" fo:border-right="none" fo:border-top="none" fo:border-bottom="1pt solid #999999"/>
    </style:style>
    <style:style style:name="Tabla2.D5" style:family="table-cell">
      <style:table-cell-properties style:vertical-align="middle" fo:padding="0.106cm" fo:border-left="1pt solid #999999" fo:border-right="1pt solid #999999" fo:border-top="none" fo:border-bottom="1pt solid #999999"/>
    </style:style>
    <style:style style:name="Tabla2.A6" style:family="table-cell">
      <style:table-cell-properties style:vertical-align="middle" fo:padding="0.106cm" fo:border-left="1pt solid #999999" fo:border-right="none" fo:border-top="none" fo:border-bottom="1pt solid #999999"/>
    </style:style>
    <style:style style:name="Tabla2.B6" style:family="table-cell">
      <style:table-cell-properties style:vertical-align="middle" fo:padding="0.106cm" fo:border-left="1pt solid #999999" fo:border-right="none" fo:border-top="none" fo:border-bottom="1pt solid #999999"/>
    </style:style>
    <style:style style:name="Tabla2.C6" style:family="table-cell">
      <style:table-cell-properties style:vertical-align="middle" fo:padding="0.106cm" fo:border-left="2.5pt solid #000080" fo:border-right="none" fo:border-top="none" fo:border-bottom="1pt solid #999999"/>
    </style:style>
    <style:style style:name="Tabla2.D6" style:family="table-cell">
      <style:table-cell-properties style:vertical-align="middle" fo:padding="0.106cm" fo:border-left="1pt solid #999999" fo:border-right="1pt solid #999999" fo:border-top="none" fo:border-bottom="1pt solid #999999"/>
    </style:style>
    <style:style style:name="Tabla2.A7" style:family="table-cell">
      <style:table-cell-properties style:vertical-align="middle" fo:padding="0.106cm" fo:border-left="1pt solid #999999" fo:border-right="none" fo:border-top="none" fo:border-bottom="1pt solid #999999"/>
    </style:style>
    <style:style style:name="Tabla2.B7" style:family="table-cell">
      <style:table-cell-properties style:vertical-align="middle" fo:padding="0.106cm" fo:border-left="1pt solid #999999" fo:border-right="none" fo:border-top="none" fo:border-bottom="1pt solid #999999"/>
    </style:style>
    <style:style style:name="Tabla2.C7" style:family="table-cell">
      <style:table-cell-properties style:vertical-align="middle" fo:padding="0.106cm" fo:border-left="2.5pt solid #000080" fo:border-right="none" fo:border-top="none" fo:border-bottom="1pt solid #999999"/>
    </style:style>
    <style:style style:name="Tabla2.D7" style:family="table-cell">
      <style:table-cell-properties style:vertical-align="middle" fo:padding="0.106cm" fo:border-left="1pt solid #999999" fo:border-right="1pt solid #999999" fo:border-top="none" fo:border-bottom="1pt solid #999999"/>
    </style:style>
    <style:style style:name="Tabla2.A8" style:family="table-cell">
      <style:table-cell-properties style:vertical-align="middle" fo:padding="0.106cm" fo:border-left="1pt solid #999999" fo:border-right="none" fo:border-top="none" fo:border-bottom="1pt solid #999999"/>
    </style:style>
    <style:style style:name="Tabla2.B8" style:family="table-cell">
      <style:table-cell-properties style:vertical-align="middle" fo:padding="0.106cm" fo:border-left="1pt solid #999999" fo:border-right="none" fo:border-top="none" fo:border-bottom="1pt solid #999999"/>
    </style:style>
    <style:style style:name="Tabla2.C8" style:family="table-cell">
      <style:table-cell-properties style:vertical-align="middle" fo:padding="0.106cm" fo:border-left="2.5pt solid #000080" fo:border-right="none" fo:border-top="none" fo:border-bottom="1pt solid #999999"/>
    </style:style>
    <style:style style:name="Tabla2.D8" style:family="table-cell">
      <style:table-cell-properties style:vertical-align="middle" fo:padding="0.106cm" fo:border-left="1pt solid #999999" fo:border-right="1pt solid #999999" fo:border-top="none" fo:border-bottom="1pt solid #999999"/>
    </style:style>
    <style:style style:name="Tabla2.A9" style:family="table-cell">
      <style:table-cell-properties style:vertical-align="middle" fo:padding="0.106cm" fo:border-left="1pt solid #999999" fo:border-right="none" fo:border-top="none" fo:border-bottom="1pt solid #999999"/>
    </style:style>
    <style:style style:name="Tabla2.B9" style:family="table-cell">
      <style:table-cell-properties style:vertical-align="middle" fo:padding="0.106cm" fo:border-left="1pt solid #999999" fo:border-right="none" fo:border-top="none" fo:border-bottom="1pt solid #999999"/>
    </style:style>
    <style:style style:name="Tabla2.C9" style:family="table-cell">
      <style:table-cell-properties style:vertical-align="middle" fo:padding="0.106cm" fo:border-left="2.5pt solid #000080" fo:border-right="none" fo:border-top="none" fo:border-bottom="1pt solid #999999"/>
    </style:style>
    <style:style style:name="Tabla2.D9" style:family="table-cell">
      <style:table-cell-properties style:vertical-align="middle" fo:padding="0.106cm" fo:border-left="1pt solid #999999" fo:border-right="1pt solid #999999" fo:border-top="none" fo:border-bottom="1pt solid #999999"/>
    </style:style>
    <style:style style:name="Tabla2.A10" style:family="table-cell">
      <style:table-cell-properties style:vertical-align="middle" fo:padding="0.106cm" fo:border-left="1pt solid #999999" fo:border-right="none" fo:border-top="none" fo:border-bottom="1pt solid #999999"/>
    </style:style>
    <style:style style:name="Tabla2.B10" style:family="table-cell">
      <style:table-cell-properties style:vertical-align="middle" fo:padding="0.106cm" fo:border-left="1pt solid #999999" fo:border-right="none" fo:border-top="none" fo:border-bottom="1pt solid #999999"/>
    </style:style>
    <style:style style:name="Tabla2.C10" style:family="table-cell">
      <style:table-cell-properties style:vertical-align="middle" fo:padding="0.106cm" fo:border-left="2.5pt solid #000080" fo:border-right="none" fo:border-top="none" fo:border-bottom="1pt solid #999999"/>
    </style:style>
    <style:style style:name="Tabla2.D10" style:family="table-cell">
      <style:table-cell-properties style:vertical-align="middle" fo:padding="0.106cm" fo:border-left="1pt solid #999999" fo:border-right="1pt solid #999999" fo:border-top="none" fo:border-bottom="1pt solid #999999"/>
    </style:style>
    <style:style style:name="Tabla2.A11" style:family="table-cell">
      <style:table-cell-properties style:vertical-align="middle" fo:padding="0.106cm" fo:border-left="1pt solid #999999" fo:border-right="none" fo:border-top="none" fo:border-bottom="1pt solid #999999"/>
    </style:style>
    <style:style style:name="Tabla2.B11" style:family="table-cell">
      <style:table-cell-properties style:vertical-align="middle" fo:padding="0.106cm" fo:border-left="1pt solid #999999" fo:border-right="none" fo:border-top="none" fo:border-bottom="1pt solid #999999"/>
    </style:style>
    <style:style style:name="Tabla2.C11" style:family="table-cell">
      <style:table-cell-properties style:vertical-align="middle" fo:padding="0.106cm" fo:border-left="2.5pt solid #000080" fo:border-right="none" fo:border-top="none" fo:border-bottom="1pt solid #999999"/>
    </style:style>
    <style:style style:name="Tabla2.D11" style:family="table-cell">
      <style:table-cell-properties style:vertical-align="middle" fo:padding="0.106cm" fo:border-left="1pt solid #999999" fo:border-right="1pt solid #999999" fo:border-top="none" fo:border-bottom="1pt solid #999999"/>
    </style:style>
    <style:style style:name="Tabla2.A12" style:family="table-cell">
      <style:table-cell-properties style:vertical-align="middle" fo:padding="0.106cm" fo:border-left="1pt solid #999999" fo:border-right="none" fo:border-top="none" fo:border-bottom="1pt solid #999999"/>
    </style:style>
    <style:style style:name="Tabla2.B12" style:family="table-cell">
      <style:table-cell-properties style:vertical-align="middle" fo:padding="0.106cm" fo:border-left="1pt solid #999999" fo:border-right="none" fo:border-top="none" fo:border-bottom="1pt solid #999999"/>
    </style:style>
    <style:style style:name="Tabla2.C12" style:family="table-cell">
      <style:table-cell-properties style:vertical-align="middle" fo:padding="0.106cm" fo:border-left="2.5pt solid #000080" fo:border-right="none" fo:border-top="none" fo:border-bottom="1pt solid #999999"/>
    </style:style>
    <style:style style:name="Tabla2.D12" style:family="table-cell">
      <style:table-cell-properties style:vertical-align="middle" fo:padding="0.106cm" fo:border-left="1pt solid #999999" fo:border-right="1pt solid #999999" fo:border-top="none" fo:border-bottom="1pt solid #999999"/>
    </style:style>
    <style:style style:name="Tabla2.A13" style:family="table-cell">
      <style:table-cell-properties style:vertical-align="middle" fo:padding="0.106cm" fo:border-left="1pt solid #999999" fo:border-right="none" fo:border-top="none" fo:border-bottom="1pt solid #999999"/>
    </style:style>
    <style:style style:name="Tabla2.B13" style:family="table-cell">
      <style:table-cell-properties style:vertical-align="middle" fo:padding="0.106cm" fo:border-left="1pt solid #999999" fo:border-right="none" fo:border-top="none" fo:border-bottom="1pt solid #999999"/>
    </style:style>
    <style:style style:name="Tabla2.C13" style:family="table-cell">
      <style:table-cell-properties style:vertical-align="middle" fo:padding="0.106cm" fo:border-left="2.5pt solid #000080" fo:border-right="none" fo:border-top="none" fo:border-bottom="1pt solid #999999"/>
    </style:style>
    <style:style style:name="Tabla2.D13" style:family="table-cell">
      <style:table-cell-properties style:vertical-align="middle" fo:padding="0.106cm" fo:border-left="1pt solid #999999" fo:border-right="1pt solid #999999" fo:border-top="none" fo:border-bottom="1pt solid #999999"/>
    </style:style>
    <style:style style:name="Tabla2.A14" style:family="table-cell">
      <style:table-cell-properties style:vertical-align="middle" fo:padding="0.106cm" fo:border-left="1pt solid #999999" fo:border-right="none" fo:border-top="none" fo:border-bottom="1pt solid #999999"/>
    </style:style>
    <style:style style:name="Tabla2.B14" style:family="table-cell">
      <style:table-cell-properties style:vertical-align="middle" fo:padding="0.106cm" fo:border-left="1pt solid #999999" fo:border-right="none" fo:border-top="none" fo:border-bottom="1pt solid #999999"/>
    </style:style>
    <style:style style:name="Tabla2.C14" style:family="table-cell">
      <style:table-cell-properties style:vertical-align="middle" fo:padding="0.106cm" fo:border-left="2.5pt solid #000080" fo:border-right="none" fo:border-top="none" fo:border-bottom="1pt solid #999999"/>
    </style:style>
    <style:style style:name="Tabla2.D14" style:family="table-cell">
      <style:table-cell-properties style:vertical-align="middle" fo:padding="0.106cm" fo:border-left="1pt solid #999999" fo:border-right="1pt solid #999999" fo:border-top="none" fo:border-bottom="1pt solid #999999"/>
    </style:style>
    <style:style style:name="Tabla2.A15" style:family="table-cell">
      <style:table-cell-properties style:vertical-align="middle" fo:padding="0.106cm" fo:border-left="1pt solid #999999" fo:border-right="none" fo:border-top="none" fo:border-bottom="1pt solid #999999"/>
    </style:style>
    <style:style style:name="Tabla2.B15" style:family="table-cell">
      <style:table-cell-properties style:vertical-align="middle" fo:padding="0.106cm" fo:border-left="1pt solid #999999" fo:border-right="none" fo:border-top="none" fo:border-bottom="1pt solid #999999"/>
    </style:style>
    <style:style style:name="Tabla2.C15" style:family="table-cell">
      <style:table-cell-properties style:vertical-align="middle" fo:padding="0.106cm" fo:border-left="2.5pt solid #000080" fo:border-right="none" fo:border-top="none" fo:border-bottom="1pt solid #999999"/>
    </style:style>
    <style:style style:name="Tabla2.D15" style:family="table-cell">
      <style:table-cell-properties style:vertical-align="middle" fo:padding="0.106cm" fo:border-left="1pt solid #999999" fo:border-right="1pt solid #999999" fo:border-top="none" fo:border-bottom="1pt solid #999999"/>
    </style:style>
    <style:style style:name="Tabla2.A16" style:family="table-cell">
      <style:table-cell-properties style:vertical-align="middle" fo:padding="0.106cm" fo:border-left="1pt solid #999999" fo:border-right="none" fo:border-top="none" fo:border-bottom="1pt solid #999999"/>
    </style:style>
    <style:style style:name="Tabla2.B16" style:family="table-cell">
      <style:table-cell-properties style:vertical-align="middle" fo:padding="0.106cm" fo:border-left="1pt solid #999999" fo:border-right="none" fo:border-top="none" fo:border-bottom="1pt solid #999999"/>
    </style:style>
    <style:style style:name="Tabla2.C16" style:family="table-cell">
      <style:table-cell-properties style:vertical-align="middle" fo:padding="0.106cm" fo:border-left="2.5pt solid #000080" fo:border-right="none" fo:border-top="none" fo:border-bottom="1pt solid #999999"/>
    </style:style>
    <style:style style:name="Tabla2.D16" style:family="table-cell">
      <style:table-cell-properties style:vertical-align="middle" fo:padding="0.106cm" fo:border-left="1pt solid #999999" fo:border-right="1pt solid #999999" fo:border-top="none" fo:border-bottom="1pt solid #999999"/>
    </style:style>
    <style:style style:name="Tabla2.A17" style:family="table-cell">
      <style:table-cell-properties style:vertical-align="middle" fo:padding="0.106cm" fo:border-left="1pt solid #999999" fo:border-right="none" fo:border-top="none" fo:border-bottom="1pt solid #999999"/>
    </style:style>
    <style:style style:name="Tabla2.B17" style:family="table-cell">
      <style:table-cell-properties style:vertical-align="middle" fo:padding="0.106cm" fo:border-left="1pt solid #999999" fo:border-right="none" fo:border-top="none" fo:border-bottom="1pt solid #999999"/>
    </style:style>
    <style:style style:name="Tabla2.C17" style:family="table-cell">
      <style:table-cell-properties style:vertical-align="middle" fo:padding="0.106cm" fo:border-left="2.5pt solid #000080" fo:border-right="none" fo:border-top="none" fo:border-bottom="1pt solid #999999"/>
    </style:style>
    <style:style style:name="Tabla2.D17" style:family="table-cell">
      <style:table-cell-properties style:vertical-align="middle" fo:padding="0.106cm" fo:border-left="1pt solid #999999" fo:border-right="1pt solid #999999" fo:border-top="none" fo:border-bottom="1pt solid #999999"/>
    </style:style>
    <style:style style:name="Tabla2.A18" style:family="table-cell">
      <style:table-cell-properties style:vertical-align="middle" fo:padding="0.106cm" fo:border-left="1pt solid #999999" fo:border-right="none" fo:border-top="none" fo:border-bottom="1pt solid #999999"/>
    </style:style>
    <style:style style:name="Tabla2.B18" style:family="table-cell">
      <style:table-cell-properties style:vertical-align="middle" fo:padding="0.106cm" fo:border-left="1pt solid #999999" fo:border-right="none" fo:border-top="none" fo:border-bottom="1pt solid #999999"/>
    </style:style>
    <style:style style:name="Tabla2.C18" style:family="table-cell">
      <style:table-cell-properties style:vertical-align="middle" fo:padding="0.106cm" fo:border-left="2.5pt solid #000080" fo:border-right="none" fo:border-top="none" fo:border-bottom="1pt solid #999999"/>
    </style:style>
    <style:style style:name="Tabla2.D18" style:family="table-cell">
      <style:table-cell-properties style:vertical-align="middle" fo:padding="0.106cm" fo:border-left="1pt solid #999999" fo:border-right="1pt solid #999999" fo:border-top="none" fo:border-bottom="1pt solid #999999"/>
    </style:style>
    <style:style style:name="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P2" style:family="paragraph" style:parent-style-name="Subtitle">
      <style:paragraph-properties fo:text-align="end" style:justify-single-word="false"/>
    </style:style>
    <style:style style:name="P3" style:family="paragraph" style:parent-style-name="Subtitle">
      <style:paragraph-properties fo:text-align="justify"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center" style:justify-single-word="false">
        <style:tab-stops>
          <style:tab-stop style:position="7.329cm"/>
        </style:tab-stops>
      </style:paragraph-properties>
      <style:text-properties style:font-name="Arial" style:font-name-complex="Arial"/>
    </style:style>
    <style:style style:name="P6" style:family="paragraph" style:parent-style-name="Standard">
      <style:paragraph-properties fo:text-align="justify" style:justify-single-word="false"/>
      <style:text-properties style:font-name="Arial" fo:font-size="18pt" fo:font-weight="bold" style:font-size-asian="18pt" style:font-weight-asian="bold" style:font-name-complex="Arial" style:font-weight-complex="bold"/>
    </style:style>
    <style:style style:name="P7" style:family="paragraph" style:parent-style-name="Standard">
      <style:paragraph-properties fo:text-align="center" style:justify-single-word="false"/>
      <style:text-properties style:font-name="Arial" fo:font-size="18pt" fo:font-weight="bold" style:font-size-asian="18pt" style:font-weight-asian="bold" style:font-name-complex="Arial" style:font-weight-complex="bold"/>
    </style:style>
    <style:style style:name="P8" style:family="paragraph" style:parent-style-name="Text_20_body">
      <style:paragraph-properties fo:margin-left="1.249cm" fo:margin-right="0cm" fo:text-indent="0cm" style:auto-text-indent="false"/>
    </style:style>
    <style:style style:name="P9" style:family="paragraph" style:parent-style-name="Text_20_body">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0" style:family="paragraph" style:parent-style-name="Text_20_body">
      <style:paragraph-properties fo:margin-left="1.249cm" fo:margin-right="0cm" fo:text-align="justify" style:justify-single-word="false" fo:text-indent="0cm" style:auto-text-indent="false"/>
    </style:style>
    <style:style style:name="P11" style:family="paragraph" style:parent-style-name="Standard">
      <style:paragraph-properties fo:margin-left="1.249cm" fo:margin-right="0cm" fo:text-align="justify" style:justify-single-word="false" fo:text-indent="0cm" style:auto-text-indent="false"/>
      <style:text-properties fo:language="es" fo:country="ES"/>
    </style:style>
    <style:style style:name="P1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3"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14" style:family="paragraph" style:parent-style-name="codigo">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5" style:family="paragraph" style:parent-style-name="Header">
      <style:paragraph-properties fo:text-align="center" style:justify-single-word="false">
        <style:tab-stops/>
      </style:paragraph-properties>
      <style:text-properties style:font-name="Verdana" fo:font-size="16pt" style:font-size-asian="16pt"/>
    </style:style>
    <style:style style:name="P16" style:family="paragraph" style:parent-style-name="Title">
      <style:paragraph-properties fo:text-align="center" style:justify-single-word="false"/>
    </style:style>
    <style:style style:name="P17"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8"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9" style:family="paragraph" style:parent-style-name="Text_20_body">
      <style:paragraph-properties fo:margin-left="1.251cm" fo:margin-right="0cm" fo:text-align="justify" style:justify-single-word="false" fo:text-indent="0cm" style:auto-text-indent="false"/>
    </style:style>
    <style:style style:name="P20" style:family="paragraph" style:parent-style-name="Text_20_body">
      <style:paragraph-properties fo:margin-left="1.251cm" fo:margin-right="0cm" fo:text-align="justify" style:justify-single-word="false" fo:text-indent="0cm" style:auto-text-indent="false"/>
      <style:text-properties style:text-underline-style="none" fo:font-weight="normal" style:font-weight-asian="normal" style:font-weight-complex="normal"/>
    </style:style>
    <style:style style:name="P21"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22" style:family="paragraph" style:parent-style-name="Text_20_body">
      <style:paragraph-properties fo:margin-left="1.251cm" fo:margin-right="0cm" fo:text-align="justify" style:justify-single-word="false" fo:text-indent="0cm" style:auto-text-indent="false"/>
      <style:text-properties fo:language="es" fo:country="ES" fo:font-weight="normal" style:font-weight-asian="normal"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text-underline-style="none" fo:font-weight="normal" style:font-weight-asian="normal" style:font-weight-complex="normal"/>
    </style:style>
    <style:style style:name="P24"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ffff00" style:font-name-asian="Times New Roman" style:font-size-asian="12pt" style:font-name-complex="Times New Roman" style:font-size-complex="12pt" style:language-complex="ar" style:country-complex="SA"/>
    </style:style>
    <style:style style:name="P25"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26"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P27"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transparent" style:font-name-asian="Times New Roman" style:font-size-asian="12pt" style:font-name-complex="Times New Roman" style:font-size-complex="12pt" style:language-complex="ar" style:country-complex="SA"/>
    </style:style>
    <style:style style:name="P28" style:family="paragraph" style:parent-style-name="Text_20_body">
      <style:paragraph-properties fo:margin-left="1.251cm" fo:margin-right="0cm" fo:orphans="2" fo:widows="2" fo:text-indent="0cm" style:auto-text-indent="false" style:writing-mode="lr-tb"/>
    </style:style>
    <style:style style:name="P29" style:family="paragraph" style:parent-style-name="codigo">
      <style:text-properties style:text-underline-style="none" fo:font-weight="normal" style:font-weight-asian="normal" style:font-weight-complex="normal"/>
    </style:style>
    <style:style style:name="P30"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1" style:family="paragraph" style:parent-style-name="Text_20_body">
      <style:paragraph-properties fo:orphans="2" fo:widows="2" style:writing-mode="lr-tb"/>
      <style:text-properties style:font-name="Courier New1" fo:font-size="10pt" style:font-size-asian="10pt" style:font-name-complex="Times New Roman" style:font-size-complex="10pt"/>
    </style:style>
    <style:style style:name="P32" style:family="paragraph" style:parent-style-name="codigo">
      <style:paragraph-properties fo:orphans="2" fo:widows="2" style:writing-mode="lr-tb"/>
    </style:style>
    <style:style style:name="P33" style:family="paragraph" style:parent-style-name="Text_20_body">
      <style:paragraph-properties fo:margin-left="2.05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4" style:family="paragraph" style:parent-style-name="Text_20_body">
      <style:paragraph-properties fo:margin-left="2.05cm" fo:margin-right="0cm" fo:orphans="2" fo:widows="2" fo:text-indent="0cm" style:auto-text-indent="false" style:writing-mode="lr-tb"/>
    </style:style>
    <style:style style:name="P35"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6"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font-name="TAhoma" fo:font-size="10pt" style:font-size-asian="10pt" style:font-size-complex="10pt"/>
    </style:style>
    <style:style style:name="P37" style:family="paragraph" style:parent-style-name="Preformatted_20_Text">
      <style:paragraph-properties fo:margin-left="0.903cm" fo:margin-right="-0.007cm" fo:text-indent="0cm" style:auto-text-indent="false" style:border-line-width="0.002cm 0.035cm 0.002cm" fo:padding="0.049cm" fo:border="0.06pt double #000000" style:shadow="none"/>
      <style:text-properties style:font-name="TAhoma" fo:font-size="10pt" style:font-size-asian="10pt" style:font-size-complex="10pt"/>
    </style:style>
    <style:style style:name="P38" style:family="paragraph" style:parent-style-name="Standard" style:list-style-name="L9"/>
    <style:style style:name="P39" style:family="paragraph" style:parent-style-name="Standard" style:list-style-name="L9">
      <style:text-properties fo:font-weight="normal" style:font-weight-asian="normal" style:font-weight-complex="normal"/>
    </style:style>
    <style:style style:name="P40" style:family="paragraph" style:parent-style-name="Standard" style:list-style-name="L9">
      <style:text-properties style:text-underline-style="none" fo:font-weight="normal" style:font-weight-asian="normal" style:font-weight-complex="normal"/>
    </style:style>
    <style:style style:name="P41" style:family="paragraph" style:parent-style-name="Standard">
      <style:paragraph-properties fo:margin-left="1.249cm" fo:margin-right="0cm" fo:text-align="justify" style:justify-single-word="false" fo:text-indent="0cm" style:auto-text-indent="false"/>
      <style:text-properties fo:language="es" fo:country="ES"/>
    </style:style>
    <style:style style:name="P42" style:family="paragraph" style:parent-style-name="Standard">
      <style:paragraph-properties fo:margin-left="1.249cm" fo:margin-right="0cm" fo:text-align="justify" style:justify-single-word="false" fo:text-indent="0cm" style:auto-text-indent="false"/>
      <style:text-properties fo:language="es" fo:country="ES" fo:background-color="#ffff00"/>
    </style:style>
    <style:style style:name="P43" style:family="paragraph" style:parent-style-name="Standard">
      <style:paragraph-properties fo:margin-left="1.249cm" fo:margin-right="0cm" fo:text-align="justify" style:justify-single-word="false" fo:text-indent="0cm" style:auto-text-indent="false"/>
      <style:text-properties fo:font-size="10pt" fo:language="es" fo:country="ES" style:font-size-asian="10pt" style:font-size-complex="10pt"/>
    </style:style>
    <style:style style:name="P44" style:family="paragraph" style:parent-style-name="Standard">
      <style:paragraph-properties fo:margin-left="1.249cm" fo:margin-right="0cm" fo:text-align="justify" style:justify-single-word="false" fo:text-indent="0cm" style:auto-text-indent="false"/>
    </style:style>
    <style:style style:name="P45" style:family="paragraph" style:parent-style-name="Title" style:master-page-name="Standard">
      <style:paragraph-properties fo:margin-left="1.249cm" fo:margin-right="0cm" fo:text-align="justify" style:justify-single-word="false" fo:text-indent="-1.249cm" style:auto-text-indent="false" style:page-number="auto">
        <style:tab-stops>
          <style:tab-stop style:position="9.043cm"/>
        </style:tab-stops>
      </style:paragraph-properties>
    </style:style>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text-properties style:font-name="Ubuntu"/>
    </style:style>
    <style:style style:name="P49" style:family="paragraph" style:parent-style-name="Text_20_body" style:list-style-name="L4">
      <style:paragraph-properties fo:margin-left="1.282cm" fo:margin-right="0cm" fo:text-align="justify" style:justify-single-word="false" fo:text-indent="0cm" style:auto-text-indent="false"/>
    </style:style>
    <style:style style:name="P50" style:family="paragraph" style:parent-style-name="Text_20_body" style:list-style-name="L5">
      <style:paragraph-properties fo:margin-left="1.309cm" fo:margin-right="0cm" fo:text-align="justify" style:justify-single-word="false" fo:text-indent="0cm" style:auto-text-indent="false"/>
    </style:style>
    <style:style style:name="P51" style:family="paragraph" style:parent-style-name="Text_20_body" style:list-style-name="L6">
      <style:paragraph-properties fo:margin-left="0cm" fo:margin-right="0cm" fo:orphans="2" fo:widows="2" fo:text-indent="0cm" style:auto-text-indent="false" style:writing-mode="lr-tb"/>
    </style:style>
    <style:style style:name="P52" style:family="paragraph" style:parent-style-name="Text_20_body" style:list-style-name="L10">
      <style:paragraph-properties fo:margin-left="0cm" fo:margin-right="0cm" fo:orphans="2" fo:widows="2" fo:text-indent="0cm" style:auto-text-indent="false" style:writing-mode="lr-tb"/>
    </style:style>
    <style:style style:name="P53" style:family="paragraph" style:parent-style-name="Text_20_body" style:list-style-name="L7">
      <style:paragraph-properties fo:margin-top="0cm" fo:margin-bottom="0cm"/>
    </style:style>
    <style:style style:name="P54" style:family="paragraph" style:parent-style-name="Text_20_body" style:list-style-name="L7">
      <style:paragraph-properties fo:margin-top="0cm" fo:margin-bottom="0cm"/>
      <style:text-properties fo:background-color="transparent"/>
    </style:style>
    <style:style style:name="P55" style:family="paragraph" style:parent-style-name="Text_20_body" style:list-style-name="L8">
      <style:paragraph-properties fo:margin-top="0cm" fo:margin-bottom="0cm"/>
    </style:style>
    <style:style style:name="P56" style:family="paragraph" style:parent-style-name="Text_20_body">
      <style:paragraph-properties fo:margin-left="1.251cm" fo:margin-right="0cm" fo:text-align="justify" style:justify-single-word="false" fo:text-indent="0cm" style:auto-text-indent="false"/>
      <style:text-properties fo:language="es" fo:country="ES" fo:font-weight="normal" style:font-weight-asian="normal" style:font-weight-complex="normal"/>
    </style:style>
    <style:style style:name="P57" style:family="paragraph" style:parent-style-name="Text_20_body">
      <style:paragraph-properties fo:margin-left="1.251cm" fo:margin-right="0cm" fo:text-align="justify" style:justify-single-word="false" fo:text-indent="0cm" style:auto-text-indent="false"/>
      <style:text-properties fo:language="es" fo:country="ES" fo:font-weight="normal" fo:background-color="#ffff00" style:font-weight-asian="normal" style:font-weight-complex="normal"/>
    </style:style>
    <style:style style:name="P58" style:family="paragraph" style:parent-style-name="Heading_20_1" style:list-style-name="L1">
      <style:paragraph-properties fo:text-align="justify" style:justify-single-word="false"/>
    </style:style>
    <style:style style:name="P59" style:family="paragraph" style:parent-style-name="Heading_20_4" style:list-style-name="L3">
      <style:text-properties style:font-name="TAhoma" fo:font-weight="bold" style:font-weight-asian="bold" style:font-weight-complex="bold"/>
    </style:style>
    <style:style style:name="P60" style:family="paragraph" style:parent-style-name="Heading_20_4" style:list-style-name="L3">
      <style:text-properties style:font-name="TAhoma"/>
    </style:style>
    <style:style style:name="P61" style:family="paragraph" style:parent-style-name="Heading_20_4" style:list-style-name="L3">
      <style:paragraph-properties fo:orphans="2" fo:widows="2" style:writing-mode="lr-tb"/>
    </style:style>
    <style:style style:name="P62" style:family="paragraph" style:parent-style-name="Heading_20_4" style:list-style-name="L3">
      <style:paragraph-properties fo:margin-left="1.251cm" fo:margin-right="0cm" fo:orphans="2" fo:widows="2" fo:text-indent="0cm" style:auto-text-indent="false" style:writing-mode="lr-tb"/>
    </style:style>
    <style:style style:name="P63" style:family="paragraph" style:parent-style-name="Heading_20_4" style:list-style-name="L3">
      <style:paragraph-properties fo:margin-left="1.251cm" fo:margin-right="0cm" fo:orphans="2" fo:widows="2" fo:text-indent="0cm" style:auto-text-indent="false" style:writing-mode="lr-tb"/>
      <style:text-properties fo:language="es" fo:country="ES" style:font-name-asian="Times New Roman" style:language-complex="ar" style:country-complex="SA"/>
    </style:style>
    <style:style style:name="P64" style:family="paragraph" style:parent-style-name="Heading_20_4" style:list-style-name="L3">
      <style:paragraph-properties fo:margin-left="1.251cm" fo:margin-right="0cm" fo:text-align="justify" style:justify-single-word="false" fo:orphans="2" fo:widows="2" fo:text-indent="0cm" style:auto-text-indent="false" style:writing-mode="lr-tb"/>
      <style:text-properties fo:language="es" fo:country="ES" style:font-name-asian="Times New Roman" style:language-complex="ar" style:country-complex="SA"/>
    </style:style>
    <style:style style:name="P65" style:family="paragraph" style:parent-style-name="Heading_20_2" style:list-style-name="L2">
      <style:paragraph-properties fo:text-align="justify" style:justify-single-word="false" fo:break-before="page"/>
      <style:text-properties fo:language="es" fo:country="ES"/>
    </style:style>
    <style:style style:name="P66" style:family="paragraph" style:parent-style-name="Heading_20_2" style:list-style-name="L3">
      <style:paragraph-properties fo:text-align="justify" style:justify-single-word="false" style:writing-mode="lr-tb"/>
    </style:style>
    <style:style style:name="P67" style:family="paragraph" style:parent-style-name="Heading_20_3" style:list-style-name="L3"/>
    <style:style style:name="P68" style:family="paragraph">
      <style:paragraph-properties fo:margin-left="0.319cm" fo:margin-right="0.319cm" fo:text-align="center" fo:text-indent="0cm"/>
      <style:text-properties fo:font-size="2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style:use-window-font-color="true" style:font-name="Nimbus Mono L" fo:language="es" fo:country="ES" style:font-name-asian="Nimbus Mono L" style:font-name-complex="Nimbus Mono L" style:language-complex="ar" style:country-complex="SA"/>
    </style:style>
    <style:style style:name="T8"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s" fo:country="ES"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2" style:family="text">
      <style:text-properties style:use-window-font-color="true" style:font-name="Times New Roman" fo:font-size="12pt" fo:language="es" fo:country="ES" fo:font-weight="bold"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style:font-name="Times New Roman" fo:font-size="12pt" fo:language="es" fo:country="ES" fo:font-style="italic" fo:font-weight="normal" style:font-name-asian="Times New Roman" style:font-size-asian="12pt" style:font-weight-asian="normal" style:font-name-complex="Times New Roman" style:font-size-complex="12pt" style:language-complex="ar" style:country-complex="SA" style:font-weight-complex="normal"/>
    </style:style>
    <style:style style:name="T15" style:family="text">
      <style:text-properties style:use-window-font-color="true" style:font-name="Times New Roman"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17" style:family="text">
      <style:text-properties style:use-window-font-color="true" style:font-name="Times New Roman" fo:font-size="12pt" fo:language="es" fo:country="ES"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8" style:family="text">
      <style:text-properties style:use-window-font-color="true" style:font-name="Times New Roman" style:font-name-asian="Times New Roman" style:font-name-complex="Times New Roman" style:language-complex="ar" style:country-complex="SA"/>
    </style:style>
    <style:style style:name="T19" style:family="text">
      <style:text-properties style:use-window-font-color="true" fo:font-size="12pt" fo:language="es" fo:country="ES" style:font-size-asian="12pt" style:font-size-complex="12pt" style:language-complex="ar" style:country-complex="SA"/>
    </style:style>
    <style:style style:name="T20" style:family="text">
      <style:text-properties style:use-window-font-color="true" fo:font-size="12pt" fo:language="es" fo:country="ES" style:text-underline-style="none" style:font-size-asian="12pt" style:font-size-complex="12pt" style:language-complex="ar" style:country-complex="SA"/>
    </style:style>
    <style:style style:name="T21" style:family="text">
      <style:text-properties style:use-window-font-color="true" fo:font-size="12pt" fo:language="es" fo:country="ES" fo:font-weight="normal" style:font-size-asian="12pt" style:font-weight-asian="normal" style:font-size-complex="12pt" style:language-complex="ar" style:country-complex="SA" style:font-weight-complex="normal"/>
    </style:style>
    <style:style style:name="T22" style:family="text">
      <style:text-properties style:use-window-font-color="true" fo:language="es" fo:country="ES" style:font-name-asian="Times New Roman" style:font-name-complex="Times New Roman" style:language-complex="ar" style:country-complex="SA"/>
    </style:style>
    <style:style style:name="T23" style:family="text">
      <style:text-properties style:use-window-font-color="true" style:font-name="Courier New1"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24" style:family="text">
      <style:text-properties style:use-window-font-color="true" style:font-name="Courier New1"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5" style:family="text">
      <style:text-properties style:use-window-font-color="true" style:font-name="Courier New1" fo:font-size="10pt" fo:language="es" fo:country="ES" fo:font-weight="normal" style:font-size-asian="10pt" style:font-weight-asian="normal" style:font-size-complex="10pt" style:language-complex="ar" style:country-complex="SA" style:font-weight-complex="normal"/>
    </style:style>
    <style:style style:name="T26" style:family="text">
      <style:text-properties style:use-window-font-color="true" fo:font-size="10pt" fo:language="es" fo:country="ES" fo:font-weight="normal" style:font-size-asian="10pt" style:font-weight-asian="normal" style:font-size-complex="10pt" style:language-complex="ar" style:country-complex="SA" style:font-weight-complex="normal"/>
    </style:style>
    <style:style style:name="T27" style:family="text">
      <style:text-properties style:use-window-font-color="true" style:font-name="TAhoma" fo:font-size="12pt" fo:language="es" fo:country="ES" style:font-name-asian="Times New Roman" style:font-size-asian="12pt" style:font-name-complex="Times New Roman" style:font-size-complex="12pt" style:language-complex="ar" style:country-complex="SA"/>
    </style:style>
    <style:style style:name="T28" style:family="text">
      <style:text-properties style:use-window-font-color="true" style:font-name="TAhoma"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29" style:family="text">
      <style:text-properties style:use-window-font-color="true" style:font-name="TAhoma" fo:font-size="12pt" style:font-size-asian="12pt" style:font-name-complex="Times New Roman" style:font-size-complex="12pt"/>
    </style:style>
    <style:style style:name="T30" style:family="text">
      <style:text-properties style:use-window-font-color="true" style:text-outline="false" style:text-line-through-style="none"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31" style:family="text">
      <style:text-properties style:use-window-font-color="true" style:text-outline="false" style:text-line-through-styl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weight="normal" style:font-weight-asian="normal" style:font-weight-complex="normal"/>
    </style:style>
    <style:style style:name="T38" style:family="text">
      <style:text-properties style:font-name="TAhoma" fo:font-size="10pt" style:font-size-asian="10pt" style:font-size-complex="10pt"/>
    </style:style>
    <style:style style:name="T39" style:family="text">
      <style:text-properties style:font-name="TAhoma" fo:font-size="13.5pt" fo:language="es" fo:country="ES" style:font-name-asian="Times New Roman" style:font-size-asian="13.5pt" style:font-size-complex="13.5pt" style:language-complex="ar" style:country-complex="SA"/>
    </style:style>
    <style:style style:name="T40" style:family="text">
      <style:text-properties style:font-name="Times New Roman" fo:font-size="10pt" style:font-size-asian="10pt" style:font-name-complex="Times New Roman" style:font-size-complex="10pt"/>
    </style:style>
    <style:style style:name="T41" style:family="text">
      <style:text-properties style:font-name="Courier New1" fo:font-size="10pt" style:font-size-asian="10pt" style:font-name-complex="Times New Roman" style:font-size-complex="10pt"/>
    </style:style>
    <style:style style:name="T42" style:family="text">
      <style:text-properties fo:language="es" fo:country="ES"/>
    </style:style>
    <style:style style:name="T43" style:family="text">
      <style:text-properties fo:language="es" fo:country="ES" style:font-name-asian="Times New Roman" style:language-complex="ar" style:country-complex="SA"/>
    </style:style>
    <style:style style:name="T44" style:family="text">
      <style:text-properties style:font-name-asian="Arial1" style:font-name-complex="Arial1"/>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6">
      <text:list-level-style-bullet text:level="1" text:style-name="Bullet_20_Symbols" text:bullet-char="•">
        <style:list-level-properties text:space-before="2.041cm" text:min-label-width="0.499cm"/>
        <style:text-properties style:font-name="StarSymbol1"/>
      </text:list-level-style-bullet>
      <text:list-level-style-bullet text:level="2" text:style-name="Bullet_20_Symbols" text:bullet-char="•">
        <style:list-level-properties text:space-before="3.288cm" text:min-label-width="0.499cm"/>
        <style:text-properties style:font-name="StarSymbol1"/>
      </text:list-level-style-bullet>
      <text:list-level-style-bullet text:level="3" text:style-name="Bullet_20_Symbols" text:bullet-char="•">
        <style:list-level-properties text:space-before="4.535cm" text:min-label-width="0.499cm"/>
        <style:text-properties style:font-name="StarSymbol1"/>
      </text:list-level-style-bullet>
      <text:list-level-style-bullet text:level="4" text:style-name="Bullet_20_Symbols" text:bullet-char="•">
        <style:list-level-properties text:space-before="5.782cm" text:min-label-width="0.499cm"/>
        <style:text-properties style:font-name="StarSymbol1"/>
      </text:list-level-style-bullet>
      <text:list-level-style-bullet text:level="5" text:style-name="Bullet_20_Symbols" text:bullet-char="•">
        <style:list-level-properties text:space-before="7.029cm" text:min-label-width="0.499cm"/>
        <style:text-properties style:font-name="StarSymbol1"/>
      </text:list-level-style-bullet>
      <text:list-level-style-bullet text:level="6" text:style-name="Bullet_20_Symbols" text:bullet-char="•">
        <style:list-level-properties text:space-before="8.276cm" text:min-label-width="0.499cm"/>
        <style:text-properties style:font-name="StarSymbol1"/>
      </text:list-level-style-bullet>
      <text:list-level-style-bullet text:level="7" text:style-name="Bullet_20_Symbols" text:bullet-char="•">
        <style:list-level-properties text:space-before="9.523cm" text:min-label-width="0.499cm"/>
        <style:text-properties style:font-name="StarSymbol1"/>
      </text:list-level-style-bullet>
      <text:list-level-style-bullet text:level="8" text:style-name="Bullet_20_Symbols" text:bullet-char="•">
        <style:list-level-properties text:space-before="10.77cm" text:min-label-width="0.499cm"/>
        <style:text-properties style:font-name="StarSymbol1"/>
      </text:list-level-style-bullet>
      <text:list-level-style-bullet text:level="9" text:style-name="Bullet_20_Symbols" text:bullet-char="•">
        <style:list-level-properties text:space-before="12.018cm" text:min-label-width="0.499cm"/>
        <style:text-properties style:font-name="StarSymbol1"/>
      </text:list-level-style-bullet>
      <text:list-level-style-bullet text:level="10" text:style-name="Bullet_20_Symbols" text:bullet-char="•">
        <style:list-level-properties text:space-before="13.265cm" text:min-label-width="0.499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DejaVu Sans"/>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style:style style:name="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tab/><text:tab/></text:p>
      <text:p text:style-name="P16">CURSO</text:p>
      <text:p text:style-name="P3"/>
      <text:p text:style-name="P15">Desarrollo en LliureX</text:p>
      <text:p text:style-name="P5"><text:tab/></text:p>
      <text:p text:style-name="P7">Empaquetado en Debian</text:p>
      <text:p text:style-name="P6"/>
      <text:list xml:id="list6409582771" text:style-name="L1">
        <text:list-header>
          <text:h text:style-name="P58" text:outline-level="1"><draw:frame draw:style-name="fr2" draw:name="Imatges2" text:anchor-type="paragraph" svg:x="4.018cm" svg:y="0.393cm" svg:width="8.2cm" svg:height="10.282cm" draw:z-index="30"><draw:image xlink:href="Pictures/1000020100000199000001EBA475E3E0.png" xlink:type="simple" xlink:show="embed" xlink:actuate="onLoad"/></draw:frame><draw:frame draw:style-name="fr2" draw:name="Imatges1" text:anchor-type="paragraph" svg:x="4.784cm" svg:y="11.829cm" svg:width="6.13cm" svg:height="1.78cm" draw:z-index="31"><draw:image xlink:href="Pictures/10000000000001290000004F06FA9A01.jpg" xlink:type="simple" xlink:show="embed" xlink:actuate="onLoad"/></draw:frame></text:h>
        </text:list-header>
      </text:list>
      <text:list xml:id="list386790771" text:style-name="L2">
        <text:list-item>
          <text:h text:style-name="P65" text:outline-level="2">Generación de paquetes debian</text:h>
        </text:list-item>
      </text:list>
      <text:list xml:id="list20571057161" text:style-name="L3">
        <text:list-item>
          <text:list>
            <text:list-item>
              <text:h text:style-name="P67" text:outline-level="3">Paquetes binarios y paquetes fuente</text:h>
            </text:list-item>
          </text:list>
        </text:list-item>
      </text:list>
      <text:p text:style-name="P11">Una vez familiarizados con las utilidades para gestionar el sistema de paquetes de debian, vamos a empezar a aprender a generar nuestros propios paquetes.</text:p>
      <text:p text:style-name="P11">Hasta ahora, hemos usado el termino “paquete” para referirnos a los ficheros “.deb” que encontramos en los repositorios y que podemos instalar en nuestro sistema con apt o dpkg. Para evitar confusiones, a partir de ahora usaremos el término (más preciso) de paquete binario para referirnos a ellos. Para generar el paquete binario de un determinado programa, además de disponer del código fuente del programa propiamente dicho, <text:s/>tenemos que preparar una serie de ficheros específicos del empaquetado de debian. Con todos estos elementos (incluyendo posiblemente algunos cambios en el código fuente del programa) se construye el fuente del paquete binario, que se denomina paquete fuente. Los paquetes fuente pueden (y deben) incluirse también en los repositorios. Se distribuyen en varios ficheros: un fichero .dsc que describe el paquete fuente (incluyendo el nombre de todos los ficheros), un tarball comprimido con gzip que contiene el código fuente original del programa sin modificar y usualmente un fichero diff.gz con los cambios específicos de debian al fuente original.</text:p>
      <text:p text:style-name="P11">En los siguientes apartados veremos como generar este paquete fuente, y como a partir de él puede generarse el paquete binario (o múltiples binarios en otros casos).</text:p>
      <text:p text:style-name="P11"/>
      <text:p text:style-name="P42">FALTA ; formtato v3</text:p>
      <text:p text:style-name="P43"/>
      <text:p text:style-name="P48">Tradicionalmente, los paquetes fuentes incluyen:</text:p>
      <text:p text:style-name="P48">Un fichero de descripción (.dsc) que enumera todos los ficheros</text:p>
      <text:p text:style-name="P48">El tarball con el código fuente original comprimido con gzip</text:p>
      <text:p text:style-name="P48">Los nuevos ficheros y las modificaciones como un fichero .diff (comprimido en gzip)</text:p>
      <text:p text:style-name="P48"><text:span text:style-name="T44">En esre curso nos centraremos en la “nueva” especificación (3.0) para el </text:span>formato de paquetes fuente que incorpora varios cambios:</text:p>
      <text:p text:style-name="P48">Posibilidad de comprimir los tarballs con bzip y otros formatos</text:p>
      <text:p text:style-name="P48">Soporte de múltiples tarballs originales</text:p>
      <text:p text:style-name="P48">El directorio debian se almacena como un tarball y no como un fichero .diff</text:p>
      <text:p text:style-name="P48">Los cambios al código fuente se almacena como parches en debian/patches/</text:p>
      <text:p text:style-name="P48"><text:span text:style-name="T30">Ejemplo: “curiosear” las distintas versines del paquete “hello” en</text:span><text:span text:style-name="T31">http://archive.ubuntu.com/ubuntu/pool/main/h/hello/</text:span></text:p>
      <text:p text:style-name="P43"/>
      <text:p text:style-name="P11"><text:a xlink:type="simple" xlink:href="http://wiki.debian.org/Projects/DebSrc3.0">http://wiki.debian.org/Projects/DebSrc3.0</text:a></text:p>
      <text:p text:style-name="P11"/>
      <text:p text:style-name="P11">es el programador que ha hecho/hace el programa, que no tiene porque coincidir con el empaquetador, salvo distros pequñas no coincide y en las pequeñas muchas veces tampoco</text:p>
      <text:p text:style-name="P11"/>
      <text:p text:style-name="P11">ejemplo</text:p>
      <text:p text:style-name="P11"><text:soft-page-break/><text:a xlink:type="simple" xlink:href="http://kernel.org/">kernel.org</text:a> (torvalds) escriben el kernel, yen cad distro lo empaqueta gente diferente o el libreoffice o el apache o mil cosas mas</text:p>
      <text:p text:style-name="P11"/>
      <text:p text:style-name="P44"><text:bookmark text:name=":x4"/><text:span text:style-name="T42">el "tarball" es el fichero comprimido con el código escrito por upstream que bajas directamente de la web de este, </text:span>eso "no se toca", o se intenta no tocar, se sube tal cual, excepto en pocas excepciones solo se renombra según las convenviones de Debian (el detalle de los nombres se ve luego porque depende de ser nativo o no nativo). </text:p>
      <text:p text:style-name="P44"/>
      <text:p text:style-name="P44">El empaquetador aporta una serie de ficheros específicos del empaquetado, <text:bookmark text:name=":xb"/>esos ficheros se colocan en el directorio "debian". Ese directorio se crea en el raiz del paquete, es decir, descomprimiendo el tarball y entrando en el directorio donde se ha descomprimido. Se crea el directorio debian con un monton de cosas que se van detallando en el tema. A veces, también se hacen modificaciones en los ficheros originales, por ejemplo rutas para ajustarlas al filesystem hierarchy de ubuntu</text:p>
      <text:p text:style-name="P44">como se incluye el tarball original sin tocar, todo el dir debian junto los posibles cambios que hayamos hecho en otros ficheros, van en un tercer fichero del paquete fuente. El formato de ese fichero es la principal diferencia entre el formato de fuente 3.0 y el anterior. Hasta ahora era un fichero .dif (como un parche) comprimido con gzip, en el formato de fuente 3.0 es otro tarball, además, luego hay otras diferencias, como los formatos de compresión soportados para los tarballs, o la posbilidad de varios tarblas y no solo uno con el codigo de upstream</text:p>
      <text:p text:style-name="P44"/>
      <text:p text:style-name="P44">Otro cambio importante es la forma en al que se guardan las modificaciones al codigo original dentro del paquete fuente. Antes se podia modificar a voluntad, y los cambios se incluian en el super .dif no tenias una vision clara de lo que se habia modificado, alternativamente, se podian mantener las modificaciones en forma de parches, incluir los parches en el directorio debian y en tiempo de construccion del paquete, al principio, incluir algun sistema que los palicase antes de compilar. </text:p>
      <text:p text:style-name="P44"/>
      <text:p text:style-name="P44">En el formato 3.0, es automático esta forma de actuar, los cambios se representan como parches dentro de un subdirectorio del directorio debian</text:p>
      <text:p text:style-name="P44"/>
      <text:p text:style-name="P44">Algunas herramientas de empaquetado (svn-buildpackage, git-buildpackage, ...) aun tienen problemas con algunas de las virguerias del 3.0, especialmente con los tarballs multiples de upstream</text:p>
      <text:p text:style-name="P44"/>
      <text:p text:style-name="P44"/>
      <text:p text:style-name="P44"/>
      <text:p text:style-name="P44"/>
      <text:p text:style-name="P44"/>
      <text:p text:style-name="P44"/>
      <text:p text:style-name="P44"/>
      <text:list xml:id="list1007624101" text:continue-numbering="true" text:style-name="L3">
        <text:list-item>
          <text:h text:style-name="P66" text:outline-level="2"><text:span text:style-name="T18">Versionado de paquetes</text:span></text:h>
        </text:list-item>
      </text:list>
      <text:p text:style-name="P57">FALTA: uso de dpkg --compare-versions</text:p>
      <text:p text:style-name="P11">El formato general es: </text:p>
      <text:p text:style-name="P8">[<text:span text:style-name="Variable">epoca</text:span><text:span text:style-name="Example">:</text:span>]<text:span text:style-name="Variable">version_programa</text:span>[<text:span text:style-name="Example">-</text:span><text:span text:style-name="Variable">revisión_debian</text:span>]</text:p>
      <text:p text:style-name="P21"><text:span text:style-name="T33">época</text:span>: Es un numero entero (normalmente no muy grande) sin ningún otro tipo de caracteres. Es opcional, y suele utilizarse para resolver conflictos o errores de <text:soft-page-break/>versionado, ya que cuando se comparan versiones, se empiza comparando las respectivas épocas. Si se omite es equivalente al 0.</text:p>
      <text:p text:style-name="P21"><text:span text:style-name="T33">version_programa:</text:span> Es obligatoria y constituye la parte principal del número de versión y suele corresponderse con el número de versión del programa original (upstream) que se está empaquetando. <text:s/>En ocasiones podría ser necesario reformatear el numero de versión original,,, ya que debe empezar por un digito y solo puede contener los soguientes caracteres: <text:span text:style-name="T33">digitos .+~ :-</text:span><text:span text:style-name="T37"><text:line-break/></text:span><text:span text:style-name="T37">NOTA: Sólo pueden aparecer los dos puntos (:) si el número de versión contiene época. <text:s/>Sólo puede aparecer el guión (-) si la versión contiene revisión debian.</text:span></text:p>
      <text:p text:style-name="P21"><text:span text:style-name="T33">revisión_debian</text:span>: Para cada versión de upstream d eun programa, la revisión de Debian indica la versión del empaquetado. Puede contener caracteres alfanuméricos junto a <text:span text:style-name="T33">+ . ~ </text:span><text:span text:style-name="T37">Por convenio, la numeración de la revisión de debian suele resetearse con cada cambio de la versión de upstream. Es opcional, su presencia o ausencia determina el tipo de paquete.</text:span></text:p>
      <text:p text:style-name="P22">Algunos caracteres y combinaciones tienen una interpretación especial cuando se usan en un numero de versión, algunos de los más frecuentes son:</text:p>
      <text:p text:style-name="P22">~ se utiliza para pre-releases ya que concatenado a un numero de versión, el resultado se evalua siempre ligeramente inferior a dicho número. Por ejemplo: 2.0~svn se interpretaría como una pre-release de la versión 2.0 tomada directamente del svn. </text:p>
      <text:p text:style-name="P22">+ tiene el significado contrario, indica que reemplaza a cierta versión ya que se evalua ligeramente por encima. Ejemplo: 3.0+coredumpfix indica que se trata de la versión 3.0 pero que se la he aplicado cierto parche para solucionar algún problema.</text:p>
      <text:p text:style-name="P22">bpo identifica un backport (usualmente en debian), aunque en Ubuntu se prefiere la notación ~distro, por ejemplo, 4.0~intrepid seria un backport de la versión 4.0 para la distribución intrepid</text:p>
      <text:p text:style-name="P22">+nmuN (paquetes nativos) indica una versión que no ha sido subida por el mantenedor original (non mantainer upload), por ejemplo 0.2+nmu1. Para paquetes no nativos se añade un numero de versión con un punto: .N</text:p>
      <text:list xml:id="list1925572779" text:continue-numbering="true" text:style-name="L3">
        <text:list-item>
          <text:list>
            <text:list-item>
              <text:h text:style-name="P59" text:outline-level="4">Paquetes nativos y no nativos</text:h>
            </text:list-item>
          </text:list>
        </text:list-item>
      </text:list>
      <text:p text:style-name="P21"><text:span text:style-name="T33">Paquetes nativos</text:span><text:span text:style-name="T37">. Hablamos de paquetes nativos, cuando se está empaquetando un software que ha sido escrito explícitamente para Debian (o Ubuntu), no teniendo sentido su uso fuera de esta distribución. Con frecuencia, es el propio desarrollador el que se ocupa del correspondiente empaquetado. Ejemplos de paquetes nativos en Ubuntu podrían ser: ubiquity, debian-policy, lintian, …</text:span></text:p>
      <text:p text:style-name="P21"><text:span text:style-name="T37">En este caso, la versión del programa coincide con la del propio empaquetado, por lo que en el número de versión </text:span><text:span text:style-name="T33">no aparece el guión, y no contiene la parte correspondiente a la revisión debian</text:span><text:span text:style-name="T37">.</text:span></text:p>
      <text:p text:style-name="P22">El paquete fuente correspondiente está compuesto por el fichero de descripción (.dsc) y <text:s/>el tarball correspondiente con extensión .tar.gz.</text:p>
      <text:p text:style-name="P22"><text:span text:style-name="T33">Paquetes no nativos</text:span>. Es la situación más frecuente. Se corresponde con el caso en el que se está empaquetando un programa cualquiera que no es específico de Debian y que ha sido escrito por uno o más programadores que no tienen porque estar relacionados con Debian ni ocuparse de su empaquetado.</text:p>
      <text:p text:style-name="P22"><text:soft-page-break/>En el caso no nativo, el paquete fuente contiene el fichero de <text:s/>descripción (.dsc) el tarball con el fuente original del programa (.orig.tar.gz) y los cambios realizados por el mantenedor como un fichero diff comprimido (con extensión .diff.gz).</text:p>
      <text:p text:style-name="P22"/>
      <text:list xml:id="list881476374" text:continue-numbering="true" text:style-name="L3">
        <text:list-item>
          <text:h text:style-name="P67" text:outline-level="3">Estructura de un paquete</text:h>
          <text:list>
            <text:list-item>
              <text:h text:style-name="P60" text:outline-level="4">Visión general del proceso de empaquetado</text:h>
            </text:list-item>
          </text:list>
        </text:list-item>
      </text:list>
      <text:p text:style-name="P19">Como hemos indicado, el empaquetado de un programa automatiza y simplifica la distribución e instalación de los binarios correspondientes, pero en realidad el proceso va mucho más lejos y persigue varios objetivos.</text:p>
      <text:list xml:id="list20285616321" text:style-name="L4">
        <text:list-item>
          <text:p text:style-name="P49">Por una parte, la “debianización” de un determinado software implica realizar los cambios pertinentes en el mismo para que el programa se adecue a la “policy”, en su comportamiento, en la nomenclatura de nombres y rutas de ficheros (respetando las convenciones de Debian y de la <text:s/>Linux Filesystem Hierarchy) y en el uso y acceso a otros programas y utilidades del sistema.</text:p>
        </text:list-item>
        <text:list-item>
          <text:p text:style-name="P49">Por otro lado, el empaquetado debe integrar a la perfección al programa dentro del sistema de paquetes correspondiente a cada distribución. El paquete ha de ser capaz de instalarse/desintalarse limpiamente “sin romper nada”. Para ello es imprescindible ser cuidadosos con las dependencias, verificando también que todos los componentes, librerías, modulos, etc … tienen candidato de instalación, hasta el punto de que en ocasiones será necesario empaquetar también alguno de estos componentes adicionales. </text:p>
        </text:list-item>
        <text:list-item>
          <text:p text:style-name="P49">Por último, se automatiza el proceso de compilación y de generación del paquete desde el código fuente. Esto implica que durante el proceso de construcción de los binarios (compilado, enlazado, …) todas las herramientas, utilidades, librerías, etc … necesarias, deben corresponderse con las versiones apropiadas para la distribución objetivo, y deben especificarse como dependencias de construcción.</text:p>
        </text:list-item>
      </text:list>
      <text:p text:style-name="P19">Además de fijar las opciones de compilación necesarias, es importante tener en cuenta que durante la construcción del paquete será necesario realizar la instalación del programa pero en un directorio temporal (usualmente dentro de debian/nombre-paquete), y NO en el sistema de desarrollo, lo que también puede suponer algunos cambios adicionales en el fuente.</text:p>
      <text:p text:style-name="P19"/>
      <text:p text:style-name="P19">Como ya se ha indicado, en el caso más general (paquetes no nativos), el paquete fuente contiene el código fuente original del desarrollador del programa sin modificación alguna en un fichero denominado:</text:p>
      <text:p text:style-name="codigo">nombrepaquete_upstreamversion.orig.tar.gz</text:p>
      <text:p text:style-name="P19">Este fichero debe corresponder con el tarball que que pueda descargarse directamente desde la página del programador, o si no está disponible en este formato, se construirá directamente a partir de los ficheros que suministre el desarrollador.</text:p>
      <text:p text:style-name="P19">Salvo en unos pocos casos excepcionales, no está permitido realizar cambios directamente en este fichero.</text:p>
      <text:p text:style-name="P19"><text:soft-page-break/>Todos los cambios que tengamos que efectuar, se incluirán en forma de diff (comprimido) con el nombre:</text:p>
      <text:p text:style-name="codigo">nombrepaquete_upstreamversion-revisiondebian.diff.gz</text:p>
      <text:p text:style-name="P19"/>
      <text:p text:style-name="P19">Dado que el formato diff solo es capaz de representar cambios en ficheros de texto, y teniendo en cuenta que no se puede modificar el tarball original, nos encontramos con algunas limitaciones a la hora de realizar modificaciones para el empaquetado:</text:p>
      <text:list xml:id="list21642420051" text:style-name="L5">
        <text:list-item>
          <text:p text:style-name="P50">no podemos añadir ni modificar ficheros cuyo formato sea binario de algún tipo, como por ejemplo ficheros de imágenes gráficas. La solución sería usar formatos de codificación en texto como uuencode. Otra opción podría ser crear un segundo paquete nativo que instalase dichos binarios, y añadirlo como dependencia. </text:p>
        </text:list-item>
        <text:list-item>
          <text:p text:style-name="P50">no se pueden modificar permisos y/o atributos de archivos que ya estén incluidos en el código fuente. La solución es hacerlo en tiempo de construcción del paquete (modificándolos sobre el directorio temporal de instalación)</text:p>
        </text:list-item>
      </text:list>
      <text:p text:style-name="P19"/>
      <text:p text:style-name="P19">Por ejemplo, si descargamos el código fuente del paquete de ejemplo “hello” con la secuencia de comandos:</text:p>
      <text:p text:style-name="P29"><text:tab/>$ mkdir src</text:p>
      <text:p text:style-name="P29"><text:tab/>$ cd src</text:p>
      <text:p text:style-name="P29"><text:tab/>$ apt-get source hello</text:p>
      <text:p text:style-name="P29"/>
      <text:p text:style-name="P20">El resultado será el siguiente (podría variar las numeraciones):</text:p>
      <text:p text:style-name="P29"><text:tab/>$ ls</text:p>
      <text:p text:style-name="P29"><text:tab/>hello-2.2 <text:s/>hello_2.2-4.diff.gz <text:s/>hello_2.2-4.dsc <text:s/>hello_2.2.orig.tar.gz</text:p>
      <text:p text:style-name="P29"/>
      <text:p text:style-name="P10"><text:span text:style-name="T5">Analizando el nombre del fichero hello_2.2-4.dsc podemos saber que el nombre del paquete será </text:span><text:span text:style-name="T6">hello</text:span><text:span text:style-name="T5">, la versión del programa original será la 2.2 y la versión de Debian será la 4.</text:span></text:p>
      <text:p text:style-name="P9">El fichero hello_2.2-4.dsc es un fichero generado en la construcción del paquete que contiene una descripción (técnica) del paquete.<text:tab/>El fichero <text:s/>hello_2.2-4.diff.gz también es generado en la construcción del paquete <text:s/>y contiene los cambios que hemos hecho al paquete original. Podemos ver los cambios ejecutando (q para salir):</text:p>
      <text:p text:style-name="P29"><text:tab/>$ zless <text:s/>hello_2.2-4.diff.gz</text:p>
      <text:p text:style-name="P29"/>
      <text:p text:style-name="P9">Si lo hacemos observaremos que este diff genera los ficheros bajo el directorio debian, que no están incluidos en el source original. Esto se puede comprobar listando el contenido del tarball con:</text:p>
      <text:p text:style-name="P29"><text:tab/>$ tar tvzf <text:s/>hello_2.2.orig.tar.gz</text:p>
      <text:p text:style-name="P14"/>
      <text:p text:style-name="P9">En el apartado siguiente, estudiaremos el contenido de este directorio, pero como ejemplo de lo comentado anteriormente, si construimos el paquete con:</text:p>
      <text:p text:style-name="P29"><text:tab/>$ cd hello_2.2</text:p>
      <text:p text:style-name="P29"><text:tab/>$ dpkg-buildpackage -rfakeroot -uc -us -sa</text:p>
      <text:p text:style-name="P14"><text:soft-page-break/></text:p>
      <text:p text:style-name="P9">Observaremos que se produce la configuración y compilación del paquete, y podemos comprobar que se la instalación se realiza en el directorio: debian/tmp por ejemplo ejecutando:</text:p>
      <text:p text:style-name="P29"><text:tab/>$ tree debian/tmp</text:p>
      <text:list xml:id="list1840517513" text:continue-list="list881476374" text:style-name="L3">
        <text:list-item>
          <text:list>
            <text:list-item>
              <text:h text:style-name="P61" text:outline-level="4"><text:s/><text:span text:style-name="T27">Principales ficheros bajo el directorio debian.</text:span></text:h>
            </text:list-item>
          </text:list>
        </text:list-item>
      </text:list>
      <text:p text:style-name="P24">Debian usa el término desarrollador («maintainer», N. del T.) para la persona que hace paquetes, autor original («upstream author», N. del T.) para la persona que hizo el programa, y desarrollador original («upstream maintainer», N. del T.) para la persona que actualmente mantiene el programa fuera de Debian. Generalmente el autor y el desarrollador fuente son la misma persona - y algunas veces incluso el desarrollador es el mismo. Si haces un programa, y quieres incluirlo en Debian, tienes total libertad para solicitar convertirte en desarrollador. </text:p>
      <text:p text:style-name="P25"/>
      <text:p text:style-name="P25">Antes de pasar a estudiar las herramientas para la creación y modificación de paquetes, se verán algunos de los ficheros que se necesitan para indicar las características del paquete , como pueden ser su versión, las últimas modificaciones, que hará durante la instalación, su licencia, etc.</text:p>
      <text:p text:style-name="P25">Podemos descargarnos el código fuente de un paquete o querer hacer paquete a partir de un fuente desarrollado por nosotros mismos. En ambos casos, tendremos la siguiente estructura:</text:p>
      <text:p text:style-name="P25"><text:tab/>Nombre_pkt_fte</text:p>
      <text:p text:style-name="P25"><text:tab/><text:tab/>|___ debian</text:p>
      <text:p text:style-name="P25">El directorio debian contiene toda la información (todos los ficheros) necesarios para la construcción del paquete.</text:p>
      <text:p text:style-name="P25">Dentro de este directorio, encontramos una serie de ficheros principales: changelog, control, rules, copyright.</text:p>
      <text:p text:style-name="P25"><draw:frame draw:style-name="fr2" draw:name="gráficos1" text:anchor-type="paragraph" svg:x="0.751cm" svg:y="0cm" svg:width="7.539cm" svg:height="5.457cm" draw:z-index="32"><draw:image xlink:href="Pictures/1000020100000139000000D528C7A283.png" xlink:type="simple" xlink:show="embed" xlink:actuate="onLoad"/></draw:frame></text:p>
      <text:p text:style-name="P25"/>
      <text:p text:style-name="P25"><text:tab/><text:tab/></text:p>
      <text:p text:style-name="P25"/>
      <text:p text:style-name="P25"/>
      <text:p text:style-name="P25"/>
      <text:p text:style-name="P25"/>
      <text:list xml:id="list920905688" text:continue-numbering="true" text:style-name="L3">
        <text:list-item>
          <text:list>
            <text:list-item>
              <text:list>
                <text:list-item>
                  <text:h text:style-name="P62" text:outline-level="4"><text:s/><text:span text:style-name="T27">Changelog</text:span></text:h>
                  <text:h text:style-name="P62" text:outline-level="4"><text:span text:style-name="T16">El archivo </text:span><text:span text:style-name="Source_20_Text"><text:span text:style-name="T21">changelog</text:span></text:span><text:span text:style-name="T16">, es una lista de cambios que se hacen en cada versión. Tiene un formato específico que proporciona el nombre del paquete, la versión, la distribución, los cambios, quien hizo el paquete y cuando lo hizo.</text:span></text:h>
                </text:list-item>
              </text:list>
            </text:list-item>
          </text:list>
        </text:list-item>
      </text:list>
      <text:p text:style-name="P28"><text:soft-page-break/>Este es el formato que usan dpkg y otros programas para obtener el número de versión, revisión, distribución y urgencia de tu paquete. </text:p>
      <text:p text:style-name="P25">La sintaxis general para el changelog sería la siguiente:</text:p>
      <text:p text:style-name="P35"><text:tab/><text:span text:style-name="T38">nombre_del_paquete (versión) distribución; urgency=prioridad/urgencia</text:span></text:p>
      <text:p text:style-name="P37"/>
      <text:p text:style-name="P37"><text:s/><text:tab/> <text:s/>* Detalles sobre los cambios</text:p>
      <text:p text:style-name="P37"><text:s text:c="3"/><text:tab/><text:tab/>- Más detalles sobre los cambios</text:p>
      <text:p text:style-name="P37"/>
      <text:p text:style-name="P37"><text:s/><text:tab/> <text:s/>* Aun más detalles sobre los cambios</text:p>
      <text:p text:style-name="P37"/>
      <text:p text:style-name="P36"><text:tab/>-<text:span text:style-name="T22">- Nombre del mantenedor &lt;correo.electrónico&gt; <text:s/>fecha_de_creación_del_paquete</text:span></text:p>
      <text:p text:style-name="P25"/>
      <text:p text:style-name="P28">El formato en este fichero es importante. La fecha debe estar en formato <text:span text:style-name="T34">RFC822</text:span> el cual se puede obtener usando el comando <text:span text:style-name="Source_20_Text">date -R</text:span>. <text:s/>Aunque resulta mucho más cómodo utilizar la herramienta <text:span text:style-name="Source_20_Text"><text:span text:style-name="T19">dch</text:span></text:span> para editarlo.</text:p>
      <text:p text:style-name="P28">dch -i <text:tab/>incrementa la versión, añadiendo una nueva sección.</text:p>
      <text:p text:style-name="P28">dch -a <text:tab/>añade una nueva entrada a al sección actual.</text:p>
      <text:p text:style-name="P28">Se pueden consultar ejemplos de changelog, en <text:s/>la siguiente dirección:</text:p>
      <text:p text:style-name="P28"><text:a xlink:type="simple" xlink:href="http://changelogs.ubuntu.com/changelogs/pool">http://changelogs.ubuntu.com/changelogs/pool</text:a><text:span text:style-name="T8"> </text:span></text:p>
      <text:p text:style-name="P28"><text:span text:style-name="T8">o bien desde <text:s/></text:span><text:a xlink:type="simple" xlink:href="http://packages.ubuntu.com/">http://packages.ubuntu.com</text:a><text:span text:style-name="T8"> <text:s/>ya que al consultar cualquier paquete, tenemos la opción de consultar su changelog: “Ubuntu Resources: -- Ubuntu Cahngelog”.</text:span></text:p>
      <text:p text:style-name="P25">Observa que para la distribución se suele poner “unstable” <text:s/>y para la urgencia “low”.</text:p>
      <text:p text:style-name="P25">También en /usr/share/doc</text:p>
      <text:p text:style-name="P25">NOTA: Cuidado con el formato de este archivo, es muy estricto, por lo que se ha de respetar la sintaxis y los espacios. </text:p>
      <text:list xml:id="list668660079" text:continue-numbering="true" text:style-name="L3">
        <text:list-item>
          <text:list>
            <text:list-item>
              <text:list>
                <text:list-item>
                  <text:h text:style-name="P63" text:outline-level="4"><text:span text:style-name="T29"><text:s/>C</text:span>ontrol</text:h>
                </text:list-item>
              </text:list>
            </text:list-item>
          </text:list>
        </text:list-item>
      </text:list>
      <text:p text:style-name="P25">Este fichero es muy importante ya que describe todos los paquetes binarios que estamos definiendo y <text:s/>sus dependencias, tanto para la construcción del paquete como de los binarios.</text:p>
      <text:p text:style-name="P25">Contiene la información que cualquier gestor de paquetes como dpkg, apt, aptitude, Synaptic, ...utiliza: dependencias necesarias, información del mantenedor y muchas cosas más. </text:p>
      <text:p text:style-name="P28"><text:span text:style-name="T8">Este fichero contiene una serie de campos </text:span>delimitados por ':' y saltos de línea. </text:p>
      <text:p text:style-name="P28">(recuerda que se puede consultar parcialmente mediante “apt-cache showsrc nombre_binario”)</text:p>
      <text:p text:style-name="P28">A continuación se nombrarán las diferentes secciones, observa que está divido en varias secciones, siendo la primera para el paquete fuente (source) y las siguientes para los binarios que se crean.</text:p>
      <text:p text:style-name="P28">------------ Sección para el fuente ------------</text:p>
      <text:p text:style-name="P28"><text:soft-page-break/><text:tab/>Source (requerida)</text:p>
      <text:p text:style-name="P25"><text:tab/>Mantainer (mandatory)</text:p>
      <text:p text:style-name="P25"><text:tab/>Uploaders</text:p>
      <text:p text:style-name="P25"><text:tab/>Section (recomendada)</text:p>
      <text:p text:style-name="P25"><text:tab/>Priority (recomendada)</text:p>
      <text:p text:style-name="P25"><text:tab/>Build-depends (obligatoria)</text:p>
      <text:p text:style-name="P25"><text:tab/>Standards-Version (recomendada)</text:p>
      <text:p text:style-name="P25"><text:tab/>Homepage</text:p>
      <text:p text:style-name="P25">------------ Secciones para los binarios ------------</text:p>
      <text:p text:style-name="P25"><text:tab/>Package (obligatoria) </text:p>
      <text:p text:style-name="P30"><text:tab/><text:tab/>Architecture (obligatoria)</text:p>
      <text:p text:style-name="P25"><text:tab/>Section (recomendada) </text:p>
      <text:p text:style-name="P25"><text:tab/>Priority (recomendada) </text:p>
      <text:p text:style-name="P30"><text:tab/><text:tab/>Essential</text:p>
      <text:list xml:id="list4152364421" text:style-name="L6">
        <text:list-header>
          <text:p text:style-name="P51"><text:span text:style-name="Example"><text:span text:style-name="T9">Depends</text:span></text:span></text:p>
          <text:p text:style-name="P51"><text:span text:style-name="Example"><text:span text:style-name="T9">Desciption (obligatoria)</text:span></text:span></text:p>
          <text:p text:style-name="P51"><text:span text:style-name="Example"><text:span text:style-name="T9">Homepage</text:span></text:span><text:span text:style-name="Example"><text:span text:style-name="T20"> </text:span></text:span></text:p>
        </text:list-header>
      </text:list>
      <text:p text:style-name="P28">NOTA: esta sección para los binarios se repetirá tantas veces <text:s/>como binarios tengamos.</text:p>
      <text:p text:style-name="P26">Descripción de cada uno de los campos:</text:p>
      <text:p text:style-name="P25"><text:span text:style-name="T33">Source</text:span>: nombre de fuente a partir del cual se crearán los binarios</text:p>
      <text:p text:style-name="P25"><text:span text:style-name="T33">Section</text:span>: Indica la categoría del paquete dentro de un repositorio apt que es reconocida por los gestores de paquetes, no tiene nada que ver con la categoría del menú de Gnome o Kde</text:p>
      <text:p text:style-name="P28">Las categorías disponibles son (puede faltar alguna): </text:p>
      <text:p text:style-name="Text_20_body"/>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Table_20_Heading">Nombre </text:p>
          </table:table-cell>
          <table:table-cell table:style-name="Tabla2.A1" office:value-type="string">
            <text:p text:style-name="Table_20_Heading">Descripción </text:p>
          </table:table-cell>
          <table:table-cell table:style-name="Tabla2.C1" office:value-type="string">
            <text:p text:style-name="Table_20_Heading">Nombre </text:p>
          </table:table-cell>
          <table:table-cell table:style-name="Tabla2.D1" office:value-type="string">
            <text:p text:style-name="Table_20_Heading">Descripción </text:p>
          </table:table-cell>
        </table:table-row>
        <table:table-row>
          <table:table-cell table:style-name="Tabla2.A18" office:value-type="string">
            <text:p text:style-name="Table_20_Contents"><text:span text:style-name="T32">admin</text:span> </text:p>
          </table:table-cell>
          <table:table-cell table:style-name="Tabla2.B18" office:value-type="string">
            <text:p text:style-name="Table_20_Contents">Administración del sistema </text:p>
          </table:table-cell>
          <table:table-cell table:style-name="Tabla2.C18" office:value-type="string">
            <text:p text:style-name="Table_20_Contents"><text:span text:style-name="T32">shells</text:span> </text:p>
          </table:table-cell>
          <table:table-cell table:style-name="Tabla2.D18" office:value-type="string">
            <text:p text:style-name="Table_20_Contents">Shells </text:p>
          </table:table-cell>
        </table:table-row>
        <table:table-row>
          <table:table-cell table:style-name="Tabla2.A18" office:value-type="string">
            <text:p text:style-name="Table_20_Contents"><text:span text:style-name="T32">base</text:span> </text:p>
          </table:table-cell>
          <table:table-cell table:style-name="Tabla2.B18" office:value-type="string">
            <text:p text:style-name="Table_20_Contents">Sistema base </text:p>
          </table:table-cell>
          <table:table-cell table:style-name="Tabla2.C18" office:value-type="string">
            <text:p text:style-name="Table_20_Contents"><text:span text:style-name="T32">sound</text:span> </text:p>
          </table:table-cell>
          <table:table-cell table:style-name="Tabla2.D18" office:value-type="string">
            <text:p text:style-name="Table_20_Contents">Sonido y vídeo </text:p>
          </table:table-cell>
        </table:table-row>
        <table:table-row>
          <table:table-cell table:style-name="Tabla2.A18" office:value-type="string">
            <text:p text:style-name="Table_20_Contents"><text:span text:style-name="T32">libdevel</text:span> </text:p>
          </table:table-cell>
          <table:table-cell table:style-name="Tabla2.B18" office:value-type="string">
            <text:p text:style-name="Table_20_Contents">Librerías de desarrollo </text:p>
          </table:table-cell>
          <table:table-cell table:style-name="Tabla2.C18" office:value-type="string">
            <text:p text:style-name="Table_20_Contents"><text:span text:style-name="T32">contrib</text:span> </text:p>
          </table:table-cell>
          <table:table-cell table:style-name="Tabla2.D18" office:value-type="string">
            <text:p text:style-name="Table_20_Contents">Contrib </text:p>
          </table:table-cell>
        </table:table-row>
        <table:table-row>
          <table:table-cell table:style-name="Tabla2.A18" office:value-type="string">
            <text:p text:style-name="Table_20_Contents"><text:span text:style-name="T32">utils</text:span> </text:p>
          </table:table-cell>
          <table:table-cell table:style-name="Tabla2.B18" office:value-type="string">
            <text:p text:style-name="Table_20_Contents">Utilidades/Herramientas </text:p>
          </table:table-cell>
          <table:table-cell table:style-name="Tabla2.C18" office:value-type="string">
            <text:p text:style-name="Table_20_Contents"><text:span text:style-name="T32">math</text:span> </text:p>
          </table:table-cell>
          <table:table-cell table:style-name="Tabla2.D18" office:value-type="string">
            <text:p text:style-name="Table_20_Contents">Matemáticas </text:p>
          </table:table-cell>
        </table:table-row>
        <table:table-row>
          <table:table-cell table:style-name="Tabla2.A18" office:value-type="string">
            <text:p text:style-name="Table_20_Contents"><text:span text:style-name="T32">doc</text:span> </text:p>
          </table:table-cell>
          <table:table-cell table:style-name="Tabla2.B18" office:value-type="string">
            <text:p text:style-name="Table_20_Contents">Documentación </text:p>
          </table:table-cell>
          <table:table-cell table:style-name="Tabla2.C18" office:value-type="string">
            <text:p text:style-name="Table_20_Contents"><text:span text:style-name="T32">x11</text:span> </text:p>
          </table:table-cell>
          <table:table-cell table:style-name="Tabla2.D18" office:value-type="string">
            <text:p text:style-name="Table_20_Contents">Misceláneos - Gráficos </text:p>
          </table:table-cell>
        </table:table-row>
        <table:table-row>
          <table:table-cell table:style-name="Tabla2.A18" office:value-type="string">
            <text:p text:style-name="Table_20_Contents"><text:span text:style-name="T32">net</text:span> </text:p>
          </table:table-cell>
          <table:table-cell table:style-name="Tabla2.B18" office:value-type="string">
            <text:p text:style-name="Table_20_Contents">Redes </text:p>
          </table:table-cell>
          <table:table-cell table:style-name="Tabla2.C18" office:value-type="string">
            <text:p text:style-name="Table_20_Contents"><text:span text:style-name="T32">electronics</text:span> </text:p>
          </table:table-cell>
          <table:table-cell table:style-name="Tabla2.D18" office:value-type="string">
            <text:p text:style-name="Table_20_Contents">Electrónica </text:p>
          </table:table-cell>
        </table:table-row>
        <table:table-row>
          <table:table-cell table:style-name="Tabla2.A18" office:value-type="string">
            <text:p text:style-name="Table_20_Contents"><text:span text:style-name="T32">science</text:span> </text:p>
          </table:table-cell>
          <table:table-cell table:style-name="Tabla2.B18" office:value-type="string">
            <text:p text:style-name="Table_20_Contents">Ciencia </text:p>
          </table:table-cell>
          <table:table-cell table:style-name="Tabla2.C18" office:value-type="string">
            <text:p text:style-name="Table_20_Contents"><text:span text:style-name="T32">non-free</text:span> </text:p>
          </table:table-cell>
          <table:table-cell table:style-name="Tabla2.D18" office:value-type="string">
            <text:p text:style-name="Table_20_Contents">No libre </text:p>
          </table:table-cell>
        </table:table-row>
        <table:table-row>
          <table:table-cell table:style-name="Tabla2.A18" office:value-type="string">
            <text:p text:style-name="Table_20_Contents"><text:span text:style-name="T32">games</text:span> </text:p>
          </table:table-cell>
          <table:table-cell table:style-name="Tabla2.B18" office:value-type="string">
            <text:p text:style-name="Table_20_Contents">Juegos </text:p>
          </table:table-cell>
          <table:table-cell table:style-name="Tabla2.C18" office:value-type="string">
            <text:p text:style-name="Table_20_Contents"><text:span text:style-name="T32">python</text:span> </text:p>
          </table:table-cell>
          <table:table-cell table:style-name="Tabla2.D18" office:value-type="string">
            <text:p text:style-name="Table_20_Contents">Lenguaje de programación Python </text:p>
          </table:table-cell>
        </table:table-row>
        <text:soft-page-break/>
        <table:table-row>
          <table:table-cell table:style-name="Tabla2.A18" office:value-type="string">
            <text:p text:style-name="Table_20_Contents"><text:span text:style-name="T32">otherosfs</text:span> </text:p>
          </table:table-cell>
          <table:table-cell table:style-name="Tabla2.B18" office:value-type="string">
            <text:p text:style-name="Table_20_Contents">Plataformas cruzadas </text:p>
          </table:table-cell>
          <table:table-cell table:style-name="Tabla2.C18" office:value-type="string">
            <text:p text:style-name="Table_20_Contents"><text:span text:style-name="T32">graphics</text:span> </text:p>
          </table:table-cell>
          <table:table-cell table:style-name="Tabla2.D18" office:value-type="string">
            <text:p text:style-name="Table_20_Contents">Gráficos </text:p>
          </table:table-cell>
        </table:table-row>
        <table:table-row>
          <table:table-cell table:style-name="Tabla2.A18" office:value-type="string">
            <text:p text:style-name="Table_20_Contents"><text:span text:style-name="T32">kde</text:span> </text:p>
          </table:table-cell>
          <table:table-cell table:style-name="Tabla2.B18" office:value-type="string">
            <text:p text:style-name="Table_20_Contents">Escritorio KDE </text:p>
          </table:table-cell>
          <table:table-cell table:style-name="Tabla2.C18" office:value-type="string">
            <text:p text:style-name="Table_20_Contents"><text:span text:style-name="T32">comm</text:span> </text:p>
          </table:table-cell>
          <table:table-cell table:style-name="Tabla2.D18" office:value-type="string">
            <text:p text:style-name="Table_20_Contents">Comunicación </text:p>
          </table:table-cell>
        </table:table-row>
        <table:table-row>
          <table:table-cell table:style-name="Tabla2.A18" office:value-type="string">
            <text:p text:style-name="Table_20_Contents"><text:span text:style-name="T32">libs</text:span> </text:p>
          </table:table-cell>
          <table:table-cell table:style-name="Tabla2.B18" office:value-type="string">
            <text:p text:style-name="Table_20_Contents">Librerías </text:p>
          </table:table-cell>
          <table:table-cell table:style-name="Tabla2.C18" office:value-type="string">
            <text:p text:style-name="Table_20_Contents"><text:span text:style-name="T32">mail</text:span> </text:p>
          </table:table-cell>
          <table:table-cell table:style-name="Tabla2.D18" office:value-type="string">
            <text:p text:style-name="Table_20_Contents">Correo electrónico </text:p>
          </table:table-cell>
        </table:table-row>
        <table:table-row>
          <table:table-cell table:style-name="Tabla2.A18" office:value-type="string">
            <text:p text:style-name="Table_20_Contents"><text:span text:style-name="T32">tex</text:span> </text:p>
          </table:table-cell>
          <table:table-cell table:style-name="Tabla2.B18" office:value-type="string">
            <text:p text:style-name="Table_20_Contents">TeX, autoría </text:p>
          </table:table-cell>
          <table:table-cell table:style-name="Tabla2.C18" office:value-type="string">
            <text:p text:style-name="Table_20_Contents"><text:span text:style-name="T32">web</text:span> </text:p>
          </table:table-cell>
          <table:table-cell table:style-name="Tabla2.D18" office:value-type="string">
            <text:p text:style-name="Table_20_Contents">Web (World Wide Web) </text:p>
          </table:table-cell>
        </table:table-row>
        <table:table-row>
          <table:table-cell table:style-name="Tabla2.A18" office:value-type="string">
            <text:p text:style-name="Table_20_Contents"><text:span text:style-name="T32">devel</text:span> </text:p>
          </table:table-cell>
          <table:table-cell table:style-name="Tabla2.B18" office:value-type="string">
            <text:p text:style-name="Table_20_Contents">Desarrollo </text:p>
          </table:table-cell>
          <table:table-cell table:style-name="Tabla2.C18" office:value-type="string">
            <text:p text:style-name="Table_20_Contents"><text:span text:style-name="T32">editors</text:span> </text:p>
          </table:table-cell>
          <table:table-cell table:style-name="Tabla2.D18" office:value-type="string">
            <text:p text:style-name="Table_20_Contents">Editores </text:p>
          </table:table-cell>
        </table:table-row>
        <table:table-row>
          <table:table-cell table:style-name="Tabla2.A18" office:value-type="string">
            <text:p text:style-name="Table_20_Contents"><text:span text:style-name="T32">misc</text:span> </text:p>
          </table:table-cell>
          <table:table-cell table:style-name="Tabla2.B18" office:value-type="string">
            <text:p text:style-name="Table_20_Contents">Miscelaneaos - Basados en texto </text:p>
          </table:table-cell>
          <table:table-cell table:style-name="Tabla2.C18" office:value-type="string">
            <text:p text:style-name="Table_20_Contents"><text:span text:style-name="T32">news</text:span> </text:p>
          </table:table-cell>
          <table:table-cell table:style-name="Tabla2.D18" office:value-type="string">
            <text:p text:style-name="Table_20_Contents">Grupos de noticias </text:p>
          </table:table-cell>
        </table:table-row>
        <table:table-row>
          <table:table-cell table:style-name="Tabla2.A18" office:value-type="string">
            <text:p text:style-name="Table_20_Contents"><text:span text:style-name="T32">interpreters</text:span> </text:p>
          </table:table-cell>
          <table:table-cell table:style-name="Tabla2.B18" office:value-type="string">
            <text:p text:style-name="Table_20_Contents">Lenguajes de ordenador interpretados </text:p>
          </table:table-cell>
          <table:table-cell table:style-name="Tabla2.C18" office:value-type="string">
            <text:p text:style-name="Table_20_Contents"><text:span text:style-name="T32">hamradio</text:span> </text:p>
          </table:table-cell>
          <table:table-cell table:style-name="Tabla2.D18" office:value-type="string">
            <text:p text:style-name="Table_20_Contents">Radio </text:p>
          </table:table-cell>
        </table:table-row>
        <table:table-row>
          <table:table-cell table:style-name="Tabla2.A18" office:value-type="string">
            <text:p text:style-name="Table_20_Contents"><text:span text:style-name="T32">embedded</text:span> </text:p>
          </table:table-cell>
          <table:table-cell table:style-name="Tabla2.B18" office:value-type="string">
            <text:p text:style-name="Table_20_Contents">Dispositivos integrados </text:p>
          </table:table-cell>
          <table:table-cell table:style-name="Tabla2.C18" office:value-type="string">
            <text:p text:style-name="Table_20_Contents"><text:span text:style-name="T32">gnome</text:span> </text:p>
          </table:table-cell>
          <table:table-cell table:style-name="Tabla2.D18" office:value-type="string">
            <text:p text:style-name="Table_20_Contents">Escritorio Gnome </text:p>
          </table:table-cell>
        </table:table-row>
        <table:table-row>
          <table:table-cell table:style-name="Tabla2.A18" office:value-type="string">
            <text:p text:style-name="Table_20_Contents"><text:span text:style-name="T32">oldlibs</text:span> </text:p>
          </table:table-cell>
          <table:table-cell table:style-name="Tabla2.B18" office:value-type="string">
            <text:p text:style-name="Table_20_Contents">Librerías antiguas </text:p>
          </table:table-cell>
          <table:table-cell table:style-name="Tabla2.C18" office:value-type="string">
            <text:p text:style-name="Table_20_Contents"><text:span text:style-name="T32">perl</text:span> </text:p>
          </table:table-cell>
          <table:table-cell table:style-name="Tabla2.D18" office:value-type="string">
            <text:p text:style-name="Table_20_Contents">Lenguaje de programación Perl </text:p>
          </table:table-cell>
        </table:table-row>
      </table:table>
      <text:p text:style-name="Standard"/>
      <text:p text:style-name="P25"/>
      <text:p text:style-name="P28"><text:span text:style-name="T11">Priority</text:span><text:span text:style-name="T8">: </text:span>indica la prioridad del paquete en el sistema. Dispones de las siguientes opciones: </text:p>
      <text:list xml:id="list4239912551" text:style-name="L7">
        <text:list-item>
          <text:list>
            <text:list-item>
              <text:list>
                <text:list-item>
                  <text:p text:style-name="P53"><text:span text:style-name="T32">Required</text:span>: paquetes esenciales para que el sistema trabaje adecuadamente. Si son eliminados hay un alto riesgo de que el sistema quede inutilizarle o se rompa. </text:p>
                </text:list-item>
                <text:list-item>
                  <text:p text:style-name="P53"><text:span text:style-name="T32">Important</text:span>: un conjunto mínimo de paquetes para que un sistema sea usable. Eliminar estos paquetes no produce una inestabilidad irrecuperable del sistema, pero generalmente se consideran herramientas importantes sin las cuales la instalación de Linux sería incompleta. Nota: Esto no incluye cosas como Emacs o incluso el servidor X. </text:p>
                </text:list-item>
                <text:list-item>
                  <text:p text:style-name="P54"><text:span text:style-name="T32">Standard</text:span>: es lo que se instalará por defecto si el usuario no selecciona otra cosa más</text:p>
                </text:list-item>
                <text:list-item>
                  <text:p text:style-name="P53"><text:span text:style-name="T2">Optional</text:span><text:span text:style-name="T4">: </text:span>en esencia todo lo que no es requerido es opcional. Sin embargo, estos paquetes no deberían presentar ningún conflicto con otros. </text:p>
                </text:list-item>
                <text:list-item>
                  <text:p text:style-name="P46"><text:span text:style-name="T32">Extra</text:span>: paquetes que pueden presentar conflictos con otros paquetes en alguna de las categorías anteriores. </text:p>
                </text:list-item>
              </text:list>
            </text:list-item>
          </text:list>
        </text:list-item>
      </text:list>
      <text:p text:style-name="P28"><text:span text:style-name="T11">Maintainer</text:span><text:span text:style-name="T8">: muestra el nombre del empaquetador y su correo electrónico, esta debe ir entre &lt;&gt;. </text:span><text:span text:style-name="T13">Nombre_del_mantenedor&lt;su.mail@dominio.com&gt;</text:span><text:span text:style-name="T8">.</text:span></text:p>
      <text:p text:style-name="P28"><text:span text:style-name="T11">Uploaders</text:span><text:span text:style-name="T8">: lista de personas que pueden ayudar a mantener el paquete. La sintaxis es la misma que en el apartados anterior. Se pueden poner varias entradas separadas por comas.</text:span></text:p>
      <text:p text:style-name="P28"><text:span text:style-name="T8">P.e: Uploaders: nombre_uploader1 &lt;</text:span><text:a xlink:type="simple" xlink:href="mailto:su.mail1@dominio.com">su.mail1@dominio.com</text:a><text:span text:style-name="T8">&gt;, nombre_uploader2 &lt;su.mail2@dominio.com&gt;</text:span></text:p>
      <text:p text:style-name="P28"><text:span text:style-name="T11">Build-Depends</text:span><text:span text:style-name="T8">: Dependencias para la </text:span><text:span text:style-name="T15">construcción</text:span><text:span text:style-name="T8"> del paquete (debhelper). Es decir, paquetes requeridos para poder compilarlo.</text:span></text:p>
      <text:p text:style-name="P32"><text:span text:style-name="T23"><text:tab/></text:span><text:span text:style-name="T24">dpkg</text:span><text:span text:style-name="T40">-</text:span><text:span text:style-name="T41">checkbuilddeps</text:span></text:p>
      <text:p text:style-name="P31"/>
      <text:p text:style-name="P28"><text:span text:style-name="T11">Homepage</text:span><text:span text:style-name="T8">: URL donde se puede encontrar más información acerca del software. </text:span></text:p>
      <text:p text:style-name="P28"><text:soft-page-break/><text:span text:style-name="T11">Standards-Version</text:span><text:span text:style-name="T8">: Especifica la versión de la Debian Policy </text:span>que sigue el paquete. Esta es propia de cada versión de Ubuntu.</text:p>
      <text:p text:style-name="P25"><text:tab/>Por ejemplo: para gutsy 3.7.2</text:p>
      <text:p text:style-name="codigo"><text:tab/><text:span text:style-name="T35">apt-cache show debian-policy</text:span></text:p>
      <text:p text:style-name="P25"/>
      <text:p text:style-name="P27">Las opciones anteriores eran para el paquete fuente. Las siguientes corresponden a los binarios. Puede haber un solo binario o más, en este caso cada binario tendrá su sección dentro de debian/control.</text:p>
      <text:p text:style-name="P25"><text:span text:style-name="T33">Package</text:span>: nombre el binario que se crea (.deb) puede coincidir con el nombre del fuente o no.</text:p>
      <text:p text:style-name="P28"><text:span text:style-name="T11">Architecture</text:span><text:span text:style-name="T8">: </text:span>La arquitectura para la cual será construido el paquete. Valores que puede tomar:</text:p>
      <text:list xml:id="list12238405861" text:style-name="L8">
        <text:list-item>
          <text:list>
            <text:list-item>
              <text:p text:style-name="P55"><text:span text:style-name="T34">all</text:span> – paquete independiente de la arquitectura del sistema. El resultado será un paquete binario cuyo nombre acabará en <text:span text:style-name="T34">_all.deb</text:span>. </text:p>
            </text:list-item>
            <text:list-item>
              <text:p text:style-name="P47"><text:span text:style-name="T34">any</text:span> – El paquete puede ser construido en cualquier arquitectura. Habrá un archivo .deb para cada arquitectura (<text:span text:style-name="T34">_i386.deb</text:span> por ejemplo). Se puede optar por una o más de un subconjunto de arquitecturas (<text:span text:style-name="T34">i386</text:span>, <text:span text:style-name="T34">amd64</text:span>, <text:span text:style-name="T34">ppc</text:span>, etc.) para indicar que el programa a empaquetar depende de una arquitectura concreta y no funciona para todas las arquitecturas soportadas por Ubuntu. </text:p>
            </text:list-item>
          </text:list>
        </text:list-item>
      </text:list>
      <text:p text:style-name="P28"><text:span text:style-name="T11">Interrelación entre los paquetes: </text:span><text:span text:style-name="Example"><text:span text:style-name="T16">Depends</text:span></text:span><text:span text:style-name="T16">, </text:span><text:span text:style-name="Example"><text:span text:style-name="T16">Pre-Depends</text:span></text:span><text:span text:style-name="T16">, </text:span><text:span text:style-name="Example"><text:span text:style-name="T16">Recommends</text:span></text:span><text:span text:style-name="T16">, </text:span><text:span text:style-name="Example"><text:span text:style-name="T16">Suggests</text:span></text:span><text:span text:style-name="T16">, </text:span><text:span text:style-name="Example"><text:span text:style-name="T16">Breaks</text:span></text:span><text:span text:style-name="T16">, </text:span><text:span text:style-name="Example"><text:span text:style-name="T16">Conflicts</text:span></text:span><text:span text:style-name="T16">, </text:span><text:span text:style-name="Example"><text:span text:style-name="T16">Provides</text:span></text:span><text:span text:style-name="T16">, </text:span><text:span text:style-name="Example"><text:span text:style-name="T16">Replaces</text:span></text:span><text:span text:style-name="T16">, </text:span><text:span text:style-name="Example"><text:span text:style-name="T16">Enhances</text:span></text:span></text:p>
      <text:p text:style-name="P33"><text:span text:style-name="T33">Depends</text:span>: Lista de paquetes necesarios para poder <text:span text:style-name="T1">instalar</text:span> <text:s/>o ejecutar nuestro paquete.</text:p>
      <text:p text:style-name="P33"><text:span text:style-name="T33">Recommends</text:span>: lista de paquetes recomendables para la <text:span text:style-name="T1">ejecución</text:span> de nuestro paquete. Aptitude instalará automáticamente los paquetes que se encuentren en este campo.</text:p>
      <text:p text:style-name="P34"><text:span text:style-name="T12">Suggests:</text:span><text:span text:style-name="T8"> se usa para paquetes que son similares o útiles cuando el paquete (que crearemos) esté instalado. </text:span></text:p>
      <text:p text:style-name="P34"><text:span text:style-name="T32">Conflicts:</text:span> se usa para paquetes que presentarán problemas con este paquete. Ambos no pueden estar instalados en un mismo sistema. Si uno se instala el otro se desinstalará y viceversa. </text:p>
      <text:p text:style-name="P34"><text:span text:style-name="T11">Enhances</text:span><text:span text:style-name="T8">: paquetes que pueden mejorar la funcionalidad de nuestro paquete.</text:span></text:p>
      <text:p text:style-name="P28"><text:span text:style-name="Example"><text:span text:style-name="T11">Description</text:span></text:span><text:span text:style-name="Example"><text:span text:style-name="T16">: aquí describiremos el programa. Consta de dos partes, una corta y otra larga.</text:span></text:span></text:p>
      <text:p text:style-name="P28"><text:span text:style-name="Example"><text:span text:style-name="T17">La descripción corta se pone justo detrás de la etiqueta “Description”, su longitud no debe superar los 60 caracteres.</text:span></text:span></text:p>
      <text:p text:style-name="P28"><text:span text:style-name="Example"><text:span text:style-name="T16">La descripción larga puede ocupar más de una línea. El primer carácter de cada línea debe ser un espacio. No puede haber líneas en blanco, pero se puede poner un . (punto) en una columna para simularlo</text:span></text:span></text:p>
      <text:list xml:id="list1211370116" text:continue-list="list668660079" text:style-name="L3">
        <text:list-item>
          <text:list>
            <text:list-item>
              <text:list>
                <text:list-item>
                  <text:h text:style-name="P62" text:outline-level="4"><text:span text:style-name="Example"><text:span text:style-name="T28"><text:s/></text:span></text:span><text:span text:style-name="T43">Rules</text:span></text:h>
                </text:list-item>
              </text:list>
            </text:list-item>
          </text:list>
        </text:list-item>
      </text:list>
      <text:p text:style-name="P28"><text:span text:style-name="Example"><text:span text:style-name="T16">Contiene la información para la construcción del paquete.</text:span></text:span></text:p>
      <text:p text:style-name="P28"><text:soft-page-break/><text:span text:style-name="Example"><text:span text:style-name="T16">Es un </text:span></text:span><text:span text:style-name="Example"><text:span text:style-name="T14">Makefile </text:span></text:span><text:span text:style-name="Example"><text:span text:style-name="T17">para</text:span></text:span><text:span text:style-name="Example"><text:span text:style-name="T14"> </text:span></text:span><text:span text:style-name="Example"><text:span text:style-name="T16">crear el archivo </text:span></text:span><text:span text:style-name="Source_20_Text"><text:span text:style-name="T21">.deb</text:span></text:span><text:span text:style-name="Example"><text:span text:style-name="T16"> que será llamado en el momento de la construcción del paquete. Contiene distintas fases:</text:span></text:span></text:p>
      <text:list xml:id="list19916622401" text:style-name="L9">
        <text:list-item>
          <text:list>
            <text:list-item>
              <text:p text:style-name="P38"><text:span text:style-name="T36">build</text:span><text:span text:style-name="T37">. Se encarga de la configuración y compilación (si son necesarias) del paquete. Debera llamar siempre a clean antes de este paso.</text:span></text:p>
              <text:p text:style-name="P39"/>
            </text:list-item>
            <text:list-item>
              <text:p text:style-name="P38"><text:span text:style-name="T36">build-arch build-indep</text:span><text:span text:style-name="T37"> (opcionales). Si el paquete tiene una parte dependiente de arquitectura y/o una independiente, se podria dividir el build anterior en estas dos partes.</text:span></text:p>
              <text:p text:style-name="P39"/>
            </text:list-item>
            <text:list-item>
              <text:p text:style-name="P38"><text:span text:style-name="T36">binary, binary-arch, binary-indep</text:span><text:span text:style-name="T37">. En esta fase/s se construye el paquete. Normamente hace uso de debhelper (herramientas dh_*)</text:span></text:p>
              <text:p text:style-name="P39"/>
            </text:list-item>
            <text:list-item>
              <text:p text:style-name="P40">clean: Restaura el estado inicial del paquete después de una construcción <text:s/>del paquete.</text:p>
              <text:p text:style-name="P40"/>
            </text:list-item>
          </text:list>
        </text:list-item>
      </text:list>
      <text:list xml:id="list10252515111" text:style-name="L10">
        <text:list-header>
          <text:p text:style-name="P52"><text:span text:style-name="Example"><text:span text:style-name="T16">Nuestro trabajo consistirá en implementar cada una de estas fases. La estructura de este fichero (y de la mayoría de los que tenemos en el directorio debian/) se generarán con la ayuda de dh-make (se verá en puntos posteriores)</text:span></text:span></text:p>
          <text:p text:style-name="P52"><text:span text:style-name="Example"><text:span text:style-name="T10">Hay varias herramientas dh_* de las que haremos uso en el rules: dh_install, que nos permitirá hacer la instalación de un fichero, dh_clean, que realiza el borrado de los archivos generados por la generación del paquete; dh_installdocs, instala los documentos que forman parte del paquete... y así hasta 67 herramientas distintas. Se puede obtener ayuda sobre ellas mediante las páginas de manual (man).</text:span></text:span></text:p>
        </text:list-header>
      </text:list>
      <text:p text:style-name="P28"><text:span text:style-name="Example"><text:span text:style-name="T16"/></text:span></text:p>
      <text:list xml:id="list974012809" text:continue-list="list1211370116" text:style-name="L3">
        <text:list-item>
          <text:list>
            <text:list-item>
              <text:list>
                <text:list-item>
                  <text:h text:style-name="P64" text:outline-level="4"><text:span text:style-name="T29"><text:s/>C</text:span>ompat.</text:h>
                </text:list-item>
              </text:list>
            </text:list-item>
          </text:list>
        </text:list-item>
      </text:list>
      <text:p text:style-name="P28"><text:span text:style-name="Example"><text:span text:style-name="T16">Contiene el número de la versión de los scripts debhelper. De vez en cuando se publican nuevas versiones del debhelper, la versión actual es la 6.</text:span></text:span></text:p>
      <text:p text:style-name="codigo"><text:span text:style-name="Example"><text:span text:style-name="T26"><text:tab/></text:span></text:span><text:span text:style-name="Example"><text:span text:style-name="T25">apt-cache policy debhelper</text:span></text:span></text:p>
      <text:list xml:id="list1103923783" text:continue-numbering="true" text:style-name="L3">
        <text:list-item>
          <text:list>
            <text:list-item>
              <text:list>
                <text:list-item>
                  <text:h text:style-name="P62" text:outline-level="4"><text:span text:style-name="Example"><text:span text:style-name="T28"><text:s/></text:span></text:span><text:span text:style-name="T43">Copyright</text:span></text:h>
                </text:list-item>
              </text:list>
            </text:list-item>
          </text:list>
        </text:list-item>
      </text:list>
      <text:p text:style-name="P28"><text:span text:style-name="Example"><text:span text:style-name="T16">Este fichero contiene la información sobre la licencia y copyright de las fuentes originales del paquete. </text:span></text:span></text:p>
      <text:p text:style-name="P28">Cosas a tener en cuenta en este fichero:</text:p>
      <text:p text:style-name="P28"><text:tab/>De donde se ha descargado el paquete (orig.tar.gz) y referencia al upstra, junto con la nota de copyright y licencia originales.</text:p>
      <text:p text:style-name="P28"><text:tab/>Incluir la licencia completa, a menos que sea una licencia común en el mundo del software libre como GNU GPL o LGPL, BSD o la «Licencia artística», donde basta referirse al fichero apropiado en el directorio /usr/share/common-licenses/ que existe en todo sistema Debian. </text:p>
      <text:p text:style-name="P28"/>
      <text:p text:style-name="P28">NOTA: Puedes consultar los ficheros de copyright desde packages.ubuntu.com</text:p>
      <text:list xml:id="list1590446672" text:continue-numbering="true" text:style-name="L3">
        <text:list-item>
          <text:list>
            <text:list-item>
              <text:h text:style-name="P62" text:outline-level="4"><text:soft-page-break/><text:span text:style-name="Example"><text:span text:style-name="T28"><text:s/></text:span></text:span><text:span text:style-name="T39">Scripts del mantenedor</text:span></text:h>
            </text:list-item>
          </text:list>
        </text:list-item>
      </text:list>
      <text:p text:style-name="P25">Estos archivos son scripts ejecutables que se usan automáticamente antes o después de que se instale un paquete. </text:p>
      <text:p text:style-name="P28"><text:span text:style-name="T8">Los scripts </text:span><text:span text:style-name="T12">preinst</text:span><text:span text:style-name="T8">, </text:span><text:span text:style-name="T12">postinst</text:span><text:span text:style-name="T8">, </text:span><text:span text:style-name="T12">prerm</text:span><text:span text:style-name="T8"> y </text:span><text:span text:style-name="T12">postrm</text:span><text:span text:style-name="T8"> son scripts ejecutados por el instalador de paquetes en diversos momentos de su instalación, respectivamente antes (pre) y después </text:span><text:span text:style-name="T8">(post) de ser instalado (</text:span><text:span text:style-name="T12">dpkg --install</text:span><text:span text:style-name="T8">) o eliminado (</text:span><text:span text:style-name="T12">dpkg --remove</text:span><text:span text:style-name="T8">) del sistema. Estos scripts permiten que, en el momento de instalar el paquete, se actualizen ficheros o se configuren los programas.</text:span></text:p>
      <text:p text:style-name="P28">Los archivos individuales son: </text:p>
      <text:p text:style-name="P28"><text:span text:style-name="Example"><text:span text:style-name="T11">preinst</text:span></text:span><text:span text:style-name="Example"><text:span text:style-name="T16">: se ejecuta antes de que se desempaquete el contenido del archivo Debian (".deb"). Muchos scripts 'preinst' detienen los servicios de los paquetes que se actualizan hasta que su instalación o actualización se completa (después de la ejecución exitosa del script 'postinst'). </text:span></text:span></text:p>
      <text:p text:style-name="P28"><text:span text:style-name="T33">postinst</text:span>: completa cualquier configuración necesaria en el paquete <text:span text:style-name="Example"><text:span text:style-name="T8">(nombre_binario)</text:span></text:span><text:span text:style-name="T8"> una vez que ha </text:span>sido desempaquetado de su archivo Debian (".deb"). A veces, los scripts 'postinst' piden al usuario datos, y/o le advierten de que si acepta los valores por defecto, tendrá que acordarse de volver atrás y reconfigurar dicho paquete. Muchos scripts 'postinst' ejecutan las órdenes necesarias para empezar o reanudar un servicio una vez que el nuevo paquete ha sido instalado o actualizado. <text:span text:style-name="Emphasis">Es una buena idea el repasar el contenido de un script 'postinst' en busca de consejos de configuración cuando se instale un paquete por primera vez.</text:span> </text:p>
      <text:p text:style-name="P28"><text:span text:style-name="T33">prerm: </text:span><text:span text:style-name="T37">d</text:span>etiene cualquier demonio asociado con un paquete. Se ejecuta antes de borrar los archivos asociados a un paquete. </text:p>
      <text:p text:style-name="P28"><text:span text:style-name="T33">postrm</text:span><text:span text:style-name="T37">: normalmente</text:span> modifica enlaces u otros archivos asociados con el paquete. </text:p>
      <text:p text:style-name="P28">Estos scripts se crean bajo el directorio debian en el paquete fuente, pero <text:s/>también se<text:span text:style-name="T8"> pueden consulta en </text:span><text:span text:style-name="Example"><text:span text:style-name="T8">/var/lib/dpkg/info</text:span></text:span><text:span text:style-name="T8">.</text:span></text:p>
      <text:p text:style-name="P25">Los archivos pueden empezar con el nombre "nombre_binario" y tener la <text:s/>extensión "preinst", "postinst", etc., como corresponda.</text:p>
      <text:p text:style-name="P25"><text:s/></text:p>
      <text:p text:style-name="P25"><draw:frame draw:style-name="fr2" draw:name="gráficos2" text:anchor-type="paragraph" svg:x="1.145cm" svg:y="0.43cm" svg:width="13.27cm" svg:height="22.864cm" draw:z-index="33"><draw:image xlink:href="Pictures/10000201000004A1000009C409749182.png" xlink:type="simple" xlink:show="embed" xlink:actuate="onLoad"/></draw:frame></text:p>
      <text:p text:style-name="P25"><text:soft-page-break/><text:s/></text:p>
      <text:p text:style-name="P23"><text:soft-page-break/><text:span text:style-name="T3">LICENCIA</text:span>:</text:p>
      <text:p text:style-name="P17">Curso de Desarrollo en LliureX.</text:p>
      <text:p text:style-name="P17"/>
      <text:p text:style-name="P18"><text:s text:c="4"/>Copyright<text:tab/><text:span text:style-name="T7">©</text:span><text:tab/>2008 Miguel Gea Milvaques</text:p>
      <text:p text:style-name="P18"><text:tab/><text:tab/><text:tab/>2008-2009 Luís Antonio García Gisbert</text:p>
      <text:p text:style-name="P18"><text:tab/><text:tab/><text:tab/>2009 Maria Teresa Llorca Llaser</text:p>
      <text:p text:style-name="P13"/>
      <text:p text:style-name="P13"><text:s text:c="4"/>Este programa es software libre: usted puede redistribuirlo y/o modificarlo </text:p>
      <text:p text:style-name="P13"><text:s text:c="4"/>bajo los términos de la Licencia Pública General GNU publicada </text:p>
      <text:p text:style-name="P13"><text:s text:c="4"/>por la Fundación para el Software Libre, ya sea la versión 3 </text:p>
      <text:p text:style-name="P13"><text:s text:c="4"/>de la Licencia, o (a su elección) cualquier versión posterior.</text:p>
      <text:p text:style-name="P13"/>
      <text:p text:style-name="P13"><text:s text:c="4"/>Este programa se distribuye con la esperanza de que sea útil, pero </text:p>
      <text:p text:style-name="P13"><text:s text:c="4"/>SIN GARANTÍA ALGUNA; ni siquiera la garantía implícita </text:p>
      <text:p text:style-name="P13"><text:s text:c="4"/>MERCANTIL o de APTITUD PARA UN PROPÓSITO DETERMINADO. </text:p>
      <text:p text:style-name="P13"><text:s text:c="4"/>Consulte los detalles de la Licencia Pública General GNU para obtener </text:p>
      <text:p text:style-name="P13"><text:s text:c="4"/>una información más detallada. </text:p>
      <text:p text:style-name="P13"/>
      <text:p text:style-name="P13"><text:s text:c="4"/>Debería haber recibido una copia de la Licencia Pública General GNU </text:p>
      <text:p text:style-name="P13"><text:s text:c="4"/>junto a este programa. </text:p>
      <text:p text:style-name="P12"><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StarSymbol1"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n" fo:country="US" style:font-name-asian="Bitstream Vera Sans1"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212cm" fo:orphans="0" fo:widows="0" fo:text-indent="0cm" style:auto-text-indent="false" fo:keep-with-next="always">
        <style:tab-stops>
          <style:tab-stop style:position="7.361cm" style:type="center"/>
        </style:tab-stops>
      </style:paragraph-properties>
      <style:text-properties fo:font-size="14pt" fo:language="es" fo:country="ES" fo:font-weight="bold" style:font-size-asian="14pt" style:font-weight-asian="bold" style:font-size-complex="14pt"/>
    </style:style>
    <style:style style:name="Heading_20_3" style:display-name="Heading 3" style:family="paragraph" style:parent-style-name="Standard" style:next-style-name="Text_20_body" style:default-outline-level="3" style:class="text">
      <style:paragraph-properties fo:margin-top="0.494cm" fo:margin-bottom="0.494cm"/>
      <style:text-properties fo:color="#000000" style:font-name="Tahoma" fo:font-size="13.5pt" fo:font-weight="bold" style:font-size-asian="13.5pt" style:font-weight-asian="bold" style:font-name-complex="Tahoma"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style:text-properties fo:font-weight="bold" style:font-weight-asian="bold"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Standard" style:next-style-name="Subtitle" style:class="chapter">
      <style:paragraph-properties fo:text-align="center" style:justify-single-word="false"/>
      <style:text-properties style:font-name="Arial" fo:font-size="24pt" fo:font-weight="bold" style:font-size-asian="24pt" style:font-weight-asian="bold" style:font-name-complex="Arial" style:font-weight-complex="bold"/>
    </style:style>
    <style:style style:name="Subtitle" style:family="paragraph" style:parent-style-name="Standard" style:next-style-name="Text_20_body" style:class="chapter">
      <style:paragraph-properties fo:text-align="center" style:justify-single-word="false"/>
      <style:text-properties fo:font-size="14pt" fo:font-weight="bold" style:font-size-asian="14pt" style:font-weight-asian="bold" style:font-weight-complex="bold"/>
    </style:style>
    <style:style style:name="WW-Lista_20_con_20_viñetas" style:display-name="WW-Lista con viñetas" style:family="paragraph" style:parent-style-name="Standard" style:list-style-name="WW8Num1">
      <style:paragraph-properties fo:margin="100%" fo:margin-left="0cm" fo:margin-right="-0.635cm" fo:margin-top="0cm" fo:margin-bottom="0.212cm" fo:line-height="0.494cm" fo:text-indent="0cm" style:auto-text-indent="false"/>
      <style:text-properties style:font-name="Arial" fo:font-size="10pt" fo:language="en" fo:country="US" style:font-size-asian="10pt" style:font-name-complex="Arial" style:font-size-complex="10pt"/>
    </style:style>
    <style:style style:name="Worksheet_20_numbered_20_list" style:display-name="Worksheet numbered list" style:family="paragraph" style:parent-style-name="Standard" style:list-style-name="WW8Num29">
      <style:paragraph-properties fo:margin="100%" fo:margin-left="0cm" fo:margin-right="0cm" fo:margin-top="0.106cm" fo:margin-bottom="0.106cm" fo:line-height="0.388cm" fo:text-indent="0cm" style:auto-text-indent="false">
        <style:tab-stops>
          <style:tab-stop style:position="-0.635cm"/>
        </style:tab-stops>
      </style:paragraph-properties>
      <style:text-properties style:font-name="Franklin Gothic Book" fo:font-size="9pt" fo:language="en" fo:country="US" style:font-size-asian="9pt"/>
    </style:style>
    <style:style style:name="codigo" style:family="paragraph" style:parent-style-name="Standard" style:next-style-name="Text_20_body">
      <style:paragraph-properties fo:margin="100%" fo:margin-left="1.251cm" fo:margin-right="0.81cm" fo:margin-top="0.101cm" fo:margin-bottom="0cm" fo:text-indent="0cm" style:auto-text-indent="false"/>
      <style:text-properties style:font-name="Courier New" fo:font-size="10pt" style:font-size-asian="10pt" style:font-name-complex="Courier New"/>
    </style:style>
    <style:style style:name="Contestaciones_20_tipo_20_test" style:display-name="Contestaciones tipo tes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Salutation" style:family="paragraph" style:parent-style-name="Standard" style:class="text">
      <style:paragraph-properties text:number-lines="false" text:line-number="0"/>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7%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2" fo:font-size="9pt" style:font-name-asian="StarSymbol2" style:font-size-asian="9pt" style:font-name-complex="StarSymbol2"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7% 100%"/>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4.868cm" style:type="right" style:leader-style="dotted" style:leader-text="."/>
        </style:tab-stops>
      </style:paragraph-properties>
    </style:style>
    <style:style style:name="Marcador_20_de_20_posición" style:display-name="Marcador de posición" style:family="paragraph">
      <style:paragraph-properties style:text-autospace="none"/>
      <style:text-properties fo:color="#008080" style:text-underline-style="dotted" style:text-underline-width="auto" style:text-underline-color="font-color"/>
    </style:style>
    <style:style style:name="Definición" style:family="paragraph">
      <style:paragraph-properties style:text-autospace="none"/>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aracteres_20_de_20_numeración_20_vertical" style:display-name="Caracteres de numeración vertical" style:family="paragraph">
      <style:paragraph-properties style:text-autospace="none"/>
    </style:style>
    <style:style style:name="Entrada_20_principal_20_del_20_índice" style:display-name="Entrada principal del índice" style:family="paragraph">
      <style:paragraph-properties style:text-autospace="none"/>
      <style:text-properties fo:font-weight="bold" style:font-weight-asian="bold" style:font-weight-complex="bold"/>
    </style:style>
    <style:style style:name="Iniciales" style:family="paragraph">
      <style:paragraph-properties style:text-autospace="none"/>
    </style:style>
    <style:style style:name="Número_20_de_20_página" style:display-name="Número de página" style:family="paragraph">
      <style:paragraph-properties style:text-autospace="none"/>
    </style:style>
    <style:style style:name="Numeración_20_de_20_líneas" style:display-name="Numeración de líneas" style:family="paragraph">
      <style:paragraph-properties style:text-autospace="none"/>
      <style:text-properties fo:color="#808080" style:font-name="Ubuntu Mono" fo:font-weight="bold" style:font-name-asian="Ubuntu Mono" style:font-weight-asian="bold" style:font-name-complex="Ubuntu Mono" style:font-weight-complex="bold"/>
    </style:style>
    <style:style style:name="Viñetas" style:family="paragraph">
      <style:paragraph-properties style:text-autospace="none"/>
      <style:text-properties style:font-name="OpenSymbol" style:font-name-asian="OpenSymbol" style:font-name-complex="OpenSymbol"/>
    </style:style>
    <style:style style:name="Rubys" style:family="paragraph">
      <style:paragraph-properties style:text-autospace="none"/>
      <style:text-properties fo:font-size="6pt" style:text-underline-style="none" style:font-size-asian="6pt" style:font-size-complex="6pt" style:text-emphasize="none"/>
    </style:style>
    <style:style style:name="Caracteres_20_de_20_título" style:display-name="Caracteres de título" style:family="paragraph">
      <style:paragraph-properties style:text-autospace="none"/>
    </style:style>
    <style:style style:name="Ancla_20_de_20_nota_20_final" style:display-name="Ancla de nota final" style:family="paragraph">
      <style:paragraph-properties style:text-autospace="none"/>
      <style:text-properties style:text-position="7% 100%"/>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Vi_3f__3f__3f__3f__3f__3f_" style:display-name="WW-Vi??????" style:family="paragraph">
      <style:paragraph-properties style:text-autospace="none"/>
      <style:text-properties style:use-window-font-color="true" style:font-name="StarSymbol2" fo:font-size="9pt" style:letter-kerning="true" style:font-name-asian="StarSymbol2" style:font-size-asian="9pt" style:font-name-complex="StarSymbol2" style:font-size-complex="9pt"/>
    </style:style>
    <style:style style:name="WW-Título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2.372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2.871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3.37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4.36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5.36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3.869cm" style:type="right" style:leader-style="dotted" style:leader-text="."/>
        </style:tab-stops>
      </style:paragraph-properties>
    </style:style>
    <style:style style:name="Console" style:family="paragraph">
      <style:paragraph-properties fo:margin="100%" fo:margin-left="0cm" fo:margin-right="0cm" fo:margin-top="0cm" fo:margin-bottom="0cm" fo:text-align="start" style:justify-single-word="false" fo:text-indent="0cm" style:auto-text-indent="false" style:text-autospace="none"/>
      <style:text-properties fo:color="#e6e6e6" style:font-name="Ubuntu Mono" style:font-name-asian="Ubuntu Mono" style:font-name-complex="Ubuntu Mono"/>
    </style:style>
    <style:style style:name="Code_20_Source" style:display-name="Code Source" style:family="paragraph">
      <style:paragraph-properties fo:margin="100%" fo:margin-left="0cm" fo:margin-right="0cm" fo:margin-top="0cm" fo:margin-bottom="0cm" fo:text-align="start" style:justify-single-word="false" fo:text-indent="0cm" style:auto-text-indent="false" style:text-autospace="none"/>
      <style:text-properties fo:color="#000000" style:font-name="Ubuntu Mono" style:font-name-asian="Ubuntu Mono" style:font-name-complex="Ubuntu Mono"/>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Bibliography_20_1" style:display-name="Bibliography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Hanging_20_indent" style:display-name="Hanging indent" style:family="paragraph" style:parent-style-name="Text_20_body" style:class="text">
      <style:paragraph-properties fo:margin="100%"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text-indent="0cm" style:auto-text-indent="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1.873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Footer_20_left" style:display-name="Foot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End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cm" fo:margin-right="0cm" fo:text-indent="0cm" style:auto-text-indent="false"/>
    </style:style>
    <style:style style:name="Index_20_3" style:display-name="Index 3" style:family="paragraph" style:parent-style-name="Index" style:class="index">
      <style:paragraph-properties fo:margin="100%" fo:margin-left="0.998cm" fo:margin-right="0cm" fo:text-indent="0cm" style:auto-text-indent="false"/>
    </style:style>
    <style:style style:name="Index_20_2" style:display-name="Index 2" style:family="paragraph" style:parent-style-name="Index" style:class="index">
      <style:paragraph-properties fo:margin="100%" fo:margin-left="0.499cm" fo:margin-right="0cm" fo:text-indent="0cm" style:auto-text-indent="false"/>
    </style:style>
    <style:style style:name="Index_20_1" style:display-name="Index 1" style:family="paragraph" style:parent-style-name="Index" style:class="index">
      <style:paragraph-properties fo:margin="100%" fo:margin-left="0cm" fo:margin-right="0cm" fo:text-indent="0cm" style:auto-text-indent="false"/>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 style:family="paragraph" style:parent-style-name="Caption" style:class="extra"/>
    <style:style style:name="Sender" style:family="paragraph" style:parent-style-name="Standard" style:class="extra">
      <style:paragraph-properties fo:margin-top="0cm" fo:margin-bottom="0.106cm" text:number-lines="false" text:line-number="0"/>
    </style:style>
    <style:style style:name="Header_20_left" style:display-name="Head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Addressee" style:family="paragraph" style:parent-style-name="Standard" style:class="extra">
      <style:paragraph-properties fo:margin-top="0cm" fo:margin-bottom="0.106cm" text:number-lines="false" text:line-number="0"/>
    </style:style>
    <style:style style:name="Drawing" style:family="paragraph" style:parent-style-name="Caption" style:class="extra"/>
    <style:style style:name="Footnote_20_Symbol" style:display-name="Footnote Symbol" style:family="text" style:parent-style-name="WW-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WW-Fuente_20_de_20_párrafo_20_predeter.">
      <style:text-properties fo:color="#80008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1z0" style:family="text">
      <style:text-properties style:font-name="Symbol"/>
    </style:style>
    <style:style style:name="WW8Num16z0" style:family="text">
      <style:text-properties style:font-name="Symbol" fo:font-size="10pt" style:font-size-asian="10pt"/>
    </style:style>
    <style:style style:name="WW8Num16z1" style:family="text">
      <style:text-properties style:font-name="Wingdings" fo:font-size="10pt" style:font-size-asian="10pt"/>
    </style:style>
    <style:style style:name="WW8Num26z0" style:family="text">
      <style:text-properties style:font-name="Symbol"/>
    </style:style>
    <style:style style:name="WW8Num28z1" style:family="text">
      <style:text-properties style:font-name="Symbol"/>
    </style:style>
    <style:style style:name="WW8Num29z0" style:family="text">
      <style:text-properties style:font-name="Franklin Gothic Demi Cond"/>
    </style:style>
    <style:style style:name="WW8NumSt27z0" style:family="text">
      <style:text-properties style:font-name="Symbol" fo:font-size="10pt" style:font-size-asian="10pt"/>
    </style:style>
    <style:style style:name="WW-Fuente_20_de_20_párrafo_20_predeter." style:display-name="WW-Fuente de párrafo predeter."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Example"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WW8Num1" text:consecutive-numbering="true">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
        <style:list-level-properties text:space-before="1.905cm" text:min-label-width="0.635cm"/>
        <style:text-properties style:font-name="Wingdings"/>
      </text:list-level-style-bullet>
      <text:list-level-style-bullet text:level="3" text:style-name="WW8Num16z0" text:bullet-char="">
        <style:list-level-properties text:space-before="3.175cm" text:min-label-width="0.635cm"/>
        <style:text-properties style:font-name="Symbol"/>
      </text:list-level-style-bullet>
      <text:list-level-style-bullet text:level="4" text:style-name="WW8Num16z0" text:bullet-char="">
        <style:list-level-properties text:space-before="4.445cm" text:min-label-width="0.635cm"/>
        <style:text-properties style:font-name="Symbol"/>
      </text:list-level-style-bullet>
      <text:list-level-style-bullet text:level="5" text:style-name="WW8Num16z0" text:bullet-char="">
        <style:list-level-properties text:space-before="5.715cm" text:min-label-width="0.635cm"/>
        <style:text-properties style:font-name="Symbol"/>
      </text:list-level-style-bullet>
      <text:list-level-style-bullet text:level="6" text:style-name="WW8Num16z0" text:bullet-char="">
        <style:list-level-properties text:space-before="6.985cm" text:min-label-width="0.635cm"/>
        <style:text-properties style:font-name="Symbol"/>
      </text:list-level-style-bullet>
      <text:list-level-style-bullet text:level="7" text:style-name="WW8Num16z0" text:bullet-char="">
        <style:list-level-properties text:space-before="8.255cm" text:min-label-width="0.635cm"/>
        <style:text-properties style:font-name="Symbol"/>
      </text:list-level-style-bullet>
      <text:list-level-style-bullet text:level="8" text:style-name="WW8Num16z0" text:bullet-char="">
        <style:list-level-properties text:space-before="9.525cm" text:min-label-width="0.635cm"/>
        <style:text-properties style:font-name="Symbol"/>
      </text:list-level-style-bullet>
      <text:list-level-style-bullet text:level="9" text:style-name="WW8Num16z0" text:bullet-char="">
        <style:list-level-properties text:space-before="10.795cm" text:min-label-width="0.635cm"/>
        <style:text-properties style:font-name="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1">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0.079cm" text:min-label-width="0.635cm"/>
        <style:text-properties style:font-name="Symbol"/>
      </text:list-level-style-bullet>
      <text:list-level-style-bullet text:level="2" text:style-name="WW8Num26z0"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a" style:num-letter-sync="true">
        <style:list-level-properties text:space-before="0.079cm" text:min-label-width="0.635cm"/>
      </text:list-level-style-number>
      <text:list-level-style-bullet text:level="2" text:style-name="WW8Num28z1"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list-level-style-number text:level="1" text:style-name="WW8Num29z0" style:num-suffix="." style:num-format="1">
        <style:list-level-properties text:space-before="0.847cm" text:min-label-width="1.27cm"/>
      </text:list-level-style-number>
      <text:list-level-style-number text:level="2" style:num-suffix="." style:num-format="a" style:num-letter-sync="true">
        <style:list-level-properties text:space-before="2.117cm" text:min-label-width="0.635cm"/>
      </text:list-level-style-number>
      <text:list-level-style-number text:level="3" style:num-suffix="." style:num-format="i">
        <style:list-level-properties text:min-label-width="4.022cm" text:min-label-distance="0.318cm" fo:text-align="end"/>
      </text:list-level-style-number>
      <text:list-level-style-number text:level="4" style:num-suffix="." style:num-format="1">
        <style:list-level-properties text:space-before="4.657cm" text:min-label-width="0.635cm"/>
      </text:list-level-style-number>
      <text:list-level-style-number text:level="5" style:num-suffix="." style:num-format="a" style:num-letter-sync="true">
        <style:list-level-properties text:space-before="5.927cm" text:min-label-width="0.635cm"/>
      </text:list-level-style-number>
      <text:list-level-style-number text:level="6" style:num-suffix="." style:num-format="i">
        <style:list-level-properties text:min-label-width="7.832cm" text:min-label-distance="0.318cm" fo:text-align="end"/>
      </text:list-level-style-number>
      <text:list-level-style-number text:level="7" style:num-suffix="." style:num-format="1">
        <style:list-level-properties text:space-before="8.467cm" text:min-label-width="0.635cm"/>
      </text:list-level-style-number>
      <text:list-level-style-number text:level="8" style:num-suffix="." style:num-format="a" style:num-letter-sync="true">
        <style:list-level-properties text:space-before="9.737cm" text:min-label-width="0.635cm"/>
      </text:list-level-style-number>
      <text:list-level-style-number text:level="9" style:num-suffix="." style:num-format="i">
        <style:list-level-properties text:min-label-width="11.642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MP2" style:family="paragraph" style:parent-style-name="Subtitle">
      <style:paragraph-properties fo:text-align="end" style:justify-single-word="false"/>
    </style:style>
    <style:style style:name="MP3" style:family="paragraph">
      <style:paragraph-properties fo:margin-left="0.319cm" fo:margin-right="0.319cm" fo:text-align="center" fo:text-indent="0cm"/>
      <style:text-properties fo:font-size="24pt"/>
    </style:style>
    <style:style style:name="MP4" style:family="paragraph" style:parent-style-name="Footnote">
      <style:paragraph-properties fo:text-align="end" style:justify-single-word="false"/>
    </style:style>
    <style:style style:name="M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0.953cm" fo:margin-bottom="2.275cm" fo:margin-left="3cm" fo:margin-right="1.633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217cm" fo:margin-left="0cm" fo:margin-right="0cm" fo:margin-bottom="1.718cm" style:dynamic-spacing="true"/>
      </style:header-style>
      <style:footer-style>
        <style:header-footer-properties fo:min-height="0.499cm" fo:margin-left="0cm" fo:margin-right="0cm" fo:margin-top="0cm" style:dynamic-spacing="tru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Marc1" text:anchor-type="paragraph" svg:x="4.128cm" svg:y="-0.005cm" svg:width="12.383cm" svg:height="0.953cm" draw:z-index="29"><draw:text-box><text:p text:style-name="MP2">Empaquetado en Debian</text:p></draw:text-box></draw:frame><draw:line text:anchor-type="paragraph" draw:z-index="14" draw:style-name="Mgr1" draw:text-style-name="MP3" svg:x1="0cm" svg:y1="1.263cm" svg:x2="16.193cm" svg:y2="1.265cm"><text:p/></draw:line></text:p>
      </style:header>
      <style:footer>
        <text:p text:style-name="MP4">Página <text:page-number text:select-page="current">15</text:page-number> de <text:page-count style:num-format="1">15</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Luis</meta:initial-creator>
    <meta:creation-date>2005-09-08T03:17:00</meta:creation-date>
    <dc:creator>sandra </dc:creator>
    <dc:date>2013-06-04T01:21:23</dc:date>
    <meta:print-date>2006-05-23T16:04:32</meta:print-date>
    <meta:editing-cycles>136</meta:editing-cycles>
    <meta:editing-duration>P2DT14H15M53S</meta:editing-duration>
    <meta:document-statistic meta:table-count="1" meta:image-count="4" meta:object-count="0" meta:page-count="15" meta:paragraph-count="288" meta:word-count="4169" meta:character-count="27476" meta:non-whitespace-character-count="23336"/>
    <meta:user-defined meta:name="Info 1"/>
    <meta:user-defined meta:name="Info 2"/>
    <meta:user-defined meta:name="Info 3"/>
    <meta:user-defined meta:name="Info 4"/>
  </office:meta>
</office:document-meta>
</file>